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66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15.522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58466"/>
    </style:style>
    <style:style style:name="ce36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158466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58466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158466"/>
    </style:style>
    <style:style style:name="ce3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158466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e181e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e181e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1d41a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1d41a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8a202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8a202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ce181e"/>
    </style:style>
    <style:style style:name="ce47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color="#ce181e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color="#ce181e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  <style:text-properties fo:color="#158466"/>
    </style:style>
    <style:style style:name="ce50" style:family="table-cell" style:parent-style-name="Default">
      <style:text-properties fo:color="#158466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158466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number-columns-repeated="3" table:default-cell-style-name="ce37"/>
        <table:table-column table:style-name="co2" table:default-cell-style-name="ce37"/>
        <table:table-column table:style-name="co1" table:number-columns-repeated="2" table:default-cell-style-name="ce37"/>
        <table:table-column table:style-name="co1" table:number-columns-repeated="2" table:default-cell-style-name="ce41"/>
        <table:table-column table:style-name="co1" table:default-cell-style-name="ce43"/>
        <table:table-column table:style-name="co1" table:default-cell-style-name="ce45"/>
        <table:table-column table:style-name="co3" table:number-columns-repeated="2" table:default-cell-style-name="ce41"/>
        <table:table-column table:style-name="co4" table:number-columns-repeated="2" table:default-cell-style-name="ce37"/>
        <table:table-column table:style-name="co1" table:default-cell-style-name="ce37"/>
        <table:table-column table:style-name="co1" table:default-cell-style-name="ce48"/>
        <table:table-column table:style-name="co5" table:default-cell-style-name="ce49"/>
        <table:table-column table:style-name="co1" table:default-cell-style-name="ce49"/>
        <table:table-column table:style-name="co1" table:number-columns-repeated="17" table:default-cell-style-name="Default"/>
        <table:table-row table:style-name="ro1">
          <table:table-cell table:style-name="ce35" office:value-type="string" calcext:value-type="string">
            <text:p>Data</text:p>
          </table:table-cell>
          <table:table-cell table:style-name="ce38" office:value-type="string" calcext:value-type="string">
            <text:p>Dia Quarentena</text:p>
          </table:table-cell>
          <table:table-cell table:style-name="ce35" office:value-type="string" calcext:value-type="string">
            <text:p>Estado</text:p>
          </table:table-cell>
          <table:table-cell table:style-name="ce35" office:value-type="string" calcext:value-type="string">
            <text:p>Município</text:p>
          </table:table-cell>
          <table:table-cell table:style-name="ce35" office:value-type="string" calcext:value-type="string">
            <text:p>Casos</text:p>
          </table:table-cell>
          <table:table-cell table:style-name="ce35" office:value-type="string" calcext:value-type="string">
            <text:p>Casos Hoje</text:p>
          </table:table-cell>
          <table:table-cell table:style-name="ce40" office:value-type="string" calcext:value-type="string">
            <text:p>Mortes</text:p>
          </table:table-cell>
          <table:table-cell table:style-name="ce40" office:value-type="string" calcext:value-type="string">
            <text:p>Mortes Hoje</text:p>
          </table:table-cell>
          <table:table-cell table:style-name="ce42" office:value-type="string" calcext:value-type="string">
            <text:p>Recuperados</text:p>
          </table:table-cell>
          <table:table-cell table:style-name="ce44" office:value-type="string" calcext:value-type="string">
            <text:p>Ativos</text:p>
          </table:table-cell>
          <table:table-cell table:style-name="ce40" office:value-type="string" calcext:value-type="string">
            <text:p>Internado</text:p>
          </table:table-cell>
          <table:table-cell table:style-name="ce46" office:value-type="string" calcext:value-type="string">
            <text:p>Isolamento domiciliar</text:p>
          </table:table-cell>
          <table:table-cell table:style-name="ce35" office:value-type="string" calcext:value-type="string">
            <text:p>Suspeitos</text:p>
          </table:table-cell>
          <table:table-cell table:style-name="ce35" office:value-type="string" calcext:value-type="string">
            <text:p>Descartados</text:p>
          </table:table-cell>
          <table:table-cell table:style-name="ce35" office:value-type="string" calcext:value-type="string">
            <text:p>Por milhão</text:p>
          </table:table-cell>
          <table:table-cell table:style-name="ce47" office:value-type="string" calcext:value-type="string">
            <text:p>Letalidade</text:p>
          </table:table-cell>
          <table:table-cell table:style-name="ce35" office:value-type="string" calcext:value-type="string">
            <text:p>Fonte 1</text:p>
          </table:table-cell>
          <table:table-cell table:style-name="ce35" office:value-type="string" calcext:value-type="string">
            <text:p>Fonte 2</text:p>
          </table:table-cell>
          <table:table-cell table:style-name="ce35" table:number-columns-repeated="4"/>
          <table:table-cell table:style-name="ce51" table:number-columns-repeated="13"/>
        </table:table-row>
        <table:table-row table:style-name="ro2">
          <table:table-cell table:style-name="ce36" office:value-type="date" office:date-value="2020-03-23" calcext:value-type="date">
            <text:p>23/03/20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E2]-([.G2]+[.I2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2943171702416109" xlink:type="simple">https://pt-br.facebook.com/Prefeitura.SJP/posts/2943171702416109</text:a></text:p>
          </table:table-cell>
          <table:table-cell/>
          <table:table-cell table:style-name="ce50" table:number-columns-repeated="4"/>
          <table:table-cell table:number-columns-repeated="13"/>
        </table:table-row>
        <table:table-row table:style-name="ro2">
          <table:table-cell table:style-name="ce36" office:value-type="date" office:date-value="2020-03-24" calcext:value-type="date">
            <text:p>24/03/20</text:p>
          </table:table-cell>
          <table:table-cell table:style-name="ce39" office:value-type="float" office:value="2" calcext:value-type="float">
            <text:p>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E3]-([.G3]+[.I3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2945413965525216" xlink:type="simple">https://pt-br.facebook.com/Prefeitura.SJP/posts/2945413965525216</text:a></text:p>
          </table:table-cell>
          <table:table-cell/>
          <table:table-cell table:style-name="ce50" table:number-columns-repeated="4"/>
          <table:table-cell table:number-columns-repeated="13"/>
        </table:table-row>
        <table:table-row table:style-name="ro2">
          <table:table-cell table:style-name="ce36" office:value-type="date" office:date-value="2020-03-25" calcext:value-type="date">
            <text:p>25/03/20</text:p>
          </table:table-cell>
          <table:table-cell table:style-name="ce39" office:value-type="float" office:value="3" calcext:value-type="float">
            <text:p>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E4]-([.G4]+[.I4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2947917945274818" xlink:type="simple">https://pt-br.facebook.com/Prefeitura.SJP/posts/2947917945274818</text:a></text:p>
          </table:table-cell>
          <table:table-cell/>
          <table:table-cell table:style-name="ce50" table:number-columns-repeated="4"/>
          <table:table-cell table:number-columns-repeated="13"/>
        </table:table-row>
        <table:table-row table:style-name="ro2">
          <table:table-cell table:style-name="ce36" office:value-type="date" office:date-value="2020-03-26" calcext:value-type="date">
            <text:p>26/03/20</text:p>
          </table:table-cell>
          <table:table-cell table:style-name="ce39" office:value-type="float" office:value="4" calcext:value-type="float">
            <text:p>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E5]-([.G5]+[.I5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2949920615074551" xlink:type="simple">https://pt-br.facebook.com/Prefeitura.SJP/posts/2949920615074551</text:a></text:p>
          </table:table-cell>
          <table:table-cell/>
          <table:table-cell table:style-name="ce50" table:number-columns-repeated="4"/>
          <table:table-cell table:number-columns-repeated="13"/>
        </table:table-row>
        <table:table-row table:style-name="ro2">
          <table:table-cell table:style-name="ce36" office:value-type="date" office:date-value="2020-03-27" calcext:value-type="date">
            <text:p>27/03/20</text:p>
          </table:table-cell>
          <table:table-cell table:style-name="ce39" office:value-type="float" office:value="5" calcext:value-type="float">
            <text:p>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E6]-([.G6]+[.I6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3-28" calcext:value-type="date">
            <text:p>28/03/20</text:p>
          </table:table-cell>
          <table:table-cell table:style-name="ce39" office:value-type="float" office:value="6" calcext:value-type="float">
            <text:p>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E7]-([.G7]+[.I7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28-03-2020/" xlink:type="simple">http://www.sjp.pr.gov.br/boletim-diario-do-covid-19-em-sao-jose-dos-pinhais-28-03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3-29" calcext:value-type="date">
            <text:p>29/03/20</text:p>
          </table:table-cell>
          <table:table-cell table:style-name="ce39" office:value-type="float" office:value="7" calcext:value-type="float">
            <text:p>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8]-([.G8]+[.I8]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G8]/[.E8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29-03-2020-atualizado/" xlink:type="simple">http://www.sjp.pr.gov.br/boletim-diario-do-covid-19-em-sao-jose-dos-pinhais-29-03-2020-atualizado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3-30" calcext:value-type="date">
            <text:p>30/03/20</text:p>
          </table:table-cell>
          <table:table-cell table:style-name="ce39" office:value-type="float" office:value="8" calcext:value-type="float">
            <text:p>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9]-([.G9]+[.I9]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G9]/[.E9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30-03-2020/" xlink:type="simple">http://www.sjp.pr.gov.br/boletim-diario-do-covid-19-em-sao-jose-dos-pinhais-30-03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3-31" calcext:value-type="date">
            <text:p>31/03/20</text:p>
          </table:table-cell>
          <table:table-cell table:style-name="ce39" office:value-type="float" office:value="9" calcext:value-type="float">
            <text:p>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10]-([.G10]+[.I10])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G10]/[.E10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31-03-2020/" xlink:type="simple">http://www.sjp.pr.gov.br/boletim-diario-do-covid-19-em-sao-jose-dos-pinhais-31-03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1" calcext:value-type="date">
            <text:p>01/04/20</text:p>
          </table:table-cell>
          <table:table-cell table:style-name="ce39" office:value-type="float" office:value="10" calcext:value-type="float">
            <text:p>1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11]-([.G11]+[.I11])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G11]/[.E11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1-04-2020/" xlink:type="simple">http://www.sjp.pr.gov.br/boletim-diario-do-covid-19-em-sao-jose-dos-pinhais-01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2" calcext:value-type="date">
            <text:p>02/04/20</text:p>
          </table:table-cell>
          <table:table-cell table:style-name="ce39" office:value-type="float" office:value="11" calcext:value-type="float">
            <text:p>1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12]-([.G12]+[.I12])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G12]/[.E12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2-04-2020/" xlink:type="simple">http://www.sjp.pr.gov.br/boletim-diario-do-covid-19-em-sao-jose-dos-pinhais-02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3" calcext:value-type="date">
            <text:p>03/04/20</text:p>
          </table:table-cell>
          <table:table-cell table:style-name="ce39" office:value-type="float" office:value="12" calcext:value-type="float">
            <text:p>1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13]-([.G13]+[.I13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G13]/[.E13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3-04-2020/" xlink:type="simple">http://www.sjp.pr.gov.br/boletim-diario-do-covid-19-em-sao-jose-dos-pinhais-03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4" calcext:value-type="date">
            <text:p>04/04/20</text:p>
          </table:table-cell>
          <table:table-cell table:style-name="ce39" office:value-type="float" office:value="13" calcext:value-type="float">
            <text:p>1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14]-([.G14]+[.I14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formula="of:=[.G14]/[.E14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4-04-2020/" xlink:type="simple">http://www.sjp.pr.gov.br/boletim-diario-do-covid-19-em-sao-jose-dos-pinhais-04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5" calcext:value-type="date">
            <text:p>05/04/20</text:p>
          </table:table-cell>
          <table:table-cell table:style-name="ce39" office:value-type="float" office:value="14" calcext:value-type="float">
            <text:p>1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15]-([.G15]+[.I15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G15]/[.E15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5-04-2020/" xlink:type="simple">http://www.sjp.pr.gov.br/boletim-epidemiologico-covid-19-em-sao-jose-dos-pinhais-05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6" calcext:value-type="date">
            <text:p>06/04/20</text:p>
          </table:table-cell>
          <table:table-cell table:style-name="ce39" office:value-type="float" office:value="15" calcext:value-type="float">
            <text:p>1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16]-([.G16]+[.I16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G16]/[.E16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6-04-2020/" xlink:type="simple">http://www.sjp.pr.gov.br/boletim-epidemiologico-covid-19-em-sao-jose-dos-pinhais-06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7" calcext:value-type="date">
            <text:p>07/04/20</text:p>
          </table:table-cell>
          <table:table-cell table:style-name="ce39" office:value-type="float" office:value="16" calcext:value-type="float">
            <text:p>1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17]-([.G17]+[.I17])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G17]/[.E17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cao-jose-dos-pinhais-07-04-2020/" xlink:type="simple">http://www.sjp.pr.gov.br/boletim-epidemiologico-covid-19-em-cao-jose-dos-pinhais-07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8" calcext:value-type="date">
            <text:p>08/04/20</text:p>
          </table:table-cell>
          <table:table-cell table:style-name="ce39" office:value-type="float" office:value="17" calcext:value-type="float">
            <text:p>1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18]-([.G18]+[.I18])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formula="of:=[.G18]/[.E18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8-04-2020/" xlink:type="simple">http://www.sjp.pr.gov.br/boletim-epidemiologico-covid-19-em-sao-jose-dos-pinhais-08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9" calcext:value-type="date">
            <text:p>09/04/20</text:p>
          </table:table-cell>
          <table:table-cell table:style-name="ce39" office:value-type="float" office:value="18" calcext:value-type="float">
            <text:p>1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19]-([.G19]+[.I19])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G19]/[.E19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9-04-2020/" xlink:type="simple">http://www.sjp.pr.gov.br/boletim-epidemiologico-covid-19-em-sao-jose-dos-pinhais-09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0" calcext:value-type="date">
            <text:p>10/04/20</text:p>
          </table:table-cell>
          <table:table-cell table:style-name="ce39" office:value-type="float" office:value="19" calcext:value-type="float">
            <text:p>1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20]-([.G20]+[.I20])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G20]/[.E20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hotos/a.628503120549657/2983547051711907/?type=3&amp;eid=ARAlmlpjHtPGi4wGOoNG0HAe-ct8c14t2xlDCf66Qm29AotdUvIjer25sRiLmX3zpdfuQDK7Rrzas67I&amp;__tn__=EEHH-R" xlink:type="simple">https://pt-br.facebook.com/Prefeitura.SJP/photos/a.628503120549657/2983547051711907/?type=3&amp;eid=ARAlmlpjHtPGi4wGOoNG0HAe-ct8c14t2xlDCf66Qm29AotdUvIjer25sRiLmX3zpdfuQDK7Rrzas67I&amp;__tn__=EEHH-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1" calcext:value-type="date">
            <text:p>11/04/20</text:p>
          </table:table-cell>
          <table:table-cell table:style-name="ce39" office:value-type="float" office:value="20" calcext:value-type="float">
            <text:p>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21]-([.G21]+[.I21])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formula="of:=[.G21]/[.E21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hotos/a.628503120549657/2985865251480087/?type=3&amp;eid=ARC7WpcxrI8oD4UJrjMiZTPWBHxONWfIhwH6ZqfiwVd916avHW9dRq8nvA4kO1uPJLd1YjyMpkXeqlXz&amp;__tn__=EEHH-R" xlink:type="simple">https://pt-br.facebook.com/Prefeitura.SJP/photos/a.628503120549657/2985865251480087/?type=3&amp;eid=ARC7WpcxrI8oD4UJrjMiZTPWBHxONWfIhwH6ZqfiwVd916avHW9dRq8nvA4kO1uPJLd1YjyMpkXeqlXz&amp;__tn__=EEHH-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2" calcext:value-type="date">
            <text:p>12/04/20</text:p>
          </table:table-cell>
          <table:table-cell table:style-name="ce39" office:value-type="float" office:value="21" calcext:value-type="float">
            <text:p>2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3" calcext:value-type="float">
            <text:p>13</text:p>
          </table:table-cell>
          <table:table-cell table:formula="of:=([.E22]-[.E21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22]-([.G22]+[.I22])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G22]/[.E22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hotos/a.628503120549657/2988291784570767/?type=3&amp;eid=ARCT6QgnNF8lT8MVq7-IGTU8CCCoPtrZpMqPN8xNm4oCrwzEN_9ZcFNHy2I7mFpgiirNbMdOg_IQL7qJ&amp;__tn__=EEHH-R" xlink:type="simple">https://pt-br.facebook.com/Prefeitura.SJP/photos/a.628503120549657/2988291784570767/?type=3&amp;eid=ARCT6QgnNF8lT8MVq7-IGTU8CCCoPtrZpMqPN8xNm4oCrwzEN_9ZcFNHy2I7mFpgiirNbMdOg_IQL7qJ&amp;__tn__=EEHH-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3" calcext:value-type="date">
            <text:p>13/04/20</text:p>
          </table:table-cell>
          <table:table-cell table:style-name="ce39" office:value-type="float" office:value="22" calcext:value-type="float">
            <text:p>2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5" calcext:value-type="float">
            <text:p>15</text:p>
          </table:table-cell>
          <table:table-cell table:formula="of:=([.E23]-[.E22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23]-([.G23]+[.I23])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G23]/[.E23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0712854328660" xlink:type="simple">https://www.facebook.com/Prefeitura.SJP/posts/2990712854328660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4" calcext:value-type="date">
            <text:p>14/04/20</text:p>
          </table:table-cell>
          <table:table-cell table:style-name="ce39" office:value-type="float" office:value="23" calcext:value-type="float">
            <text:p>2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5" calcext:value-type="float">
            <text:p>15</text:p>
          </table:table-cell>
          <table:table-cell table:formula="of:=([.E24]-[.E23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24]-([.G24]+[.I24])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G24]/[.E24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3104187422860" xlink:type="simple">https://www.facebook.com/Prefeitura.SJP/posts/2993104187422860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5" calcext:value-type="date">
            <text:p>15/04/20</text:p>
          </table:table-cell>
          <table:table-cell table:style-name="ce39" office:value-type="float" office:value="24" calcext:value-type="float">
            <text:p>2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6" calcext:value-type="float">
            <text:p>16</text:p>
          </table:table-cell>
          <table:table-cell table:formula="of:=([.E25]-[.E24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25]-([.G25]+[.I25])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formula="of:=[.G25]/[.E25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5564087176870" xlink:type="simple">https://www.facebook.com/Prefeitura.SJP/posts/2995564087176870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6" calcext:value-type="date">
            <text:p>16/04/20</text:p>
          </table:table-cell>
          <table:table-cell table:style-name="ce39" office:value-type="float" office:value="25" calcext:value-type="float">
            <text:p>2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" calcext:value-type="float">
            <text:p>17</text:p>
          </table:table-cell>
          <table:table-cell table:formula="of:=([.E26]-[.E25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E26]-([.G26]+[.I26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formula="of:=[.G26]/[.E26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7777280288884" xlink:type="simple">https://www.facebook.com/Prefeitura.SJP/posts/2997777280288884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7" calcext:value-type="date">
            <text:p>17/04/20</text:p>
          </table:table-cell>
          <table:table-cell table:style-name="ce39" office:value-type="float" office:value="26" calcext:value-type="float">
            <text:p>2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E27]-[.E26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E27]-([.G27]+[.I27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formula="of:=[.G27]/[.E27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hotos/a.346639125402726/3000729713326974/?type=3&amp;theater" xlink:type="simple">https://www.facebook.com/Prefeitura.SJP/photos/a.346639125402726/3000729713326974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8" calcext:value-type="date">
            <text:p>18/04/20</text:p>
          </table:table-cell>
          <table:table-cell table:style-name="ce39" office:value-type="float" office:value="27" calcext:value-type="float">
            <text:p>2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E28]-[.E2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E28]-([.G28]+[.I28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28]/[.E28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hotos/a.628503120549657/3002901583109787/?type=3&amp;theater" xlink:type="simple">https://www.facebook.com/Prefeitura.SJP/photos/a.628503120549657/3002901583109787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9" calcext:value-type="date">
            <text:p>19/04/20</text:p>
          </table:table-cell>
          <table:table-cell table:style-name="ce39" office:value-type="float" office:value="28" calcext:value-type="float">
            <text:p>2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E29]-[.E2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E29]-([.G29]+[.I29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29]/[.E29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3005181192881826" xlink:type="simple">https://pt-br.facebook.com/Prefeitura.SJP/posts/3005181192881826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0" calcext:value-type="date">
            <text:p>20/04/20</text:p>
          </table:table-cell>
          <table:table-cell table:style-name="ce39" office:value-type="float" office:value="29" calcext:value-type="float">
            <text:p>2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E30]-[.E2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E30]-([.G30]+[.I30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0]/[.E30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3007571345976144" xlink:type="simple">https://pt-br.facebook.com/Prefeitura.SJP/posts/3007571345976144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1" calcext:value-type="date">
            <text:p>21/04/20</text:p>
          </table:table-cell>
          <table:table-cell table:style-name="ce39" office:value-type="float" office:value="30" calcext:value-type="float">
            <text:p>3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[.E31]-([.G31]+[.I31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1]/[.E31]" office:value-type="percentage" office:value="0" calcext:value-type="percentage">
            <text:p>0,00%</text:p>
          </table:table-cell>
          <table:table-cell office:value-type="string" calcext:value-type="string">
            <text:p>https://www.facebook.com/Prefeitura.SJP/photos/a.346639125402726/3012110395522239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2" calcext:value-type="date">
            <text:p>22/04/20</text:p>
          </table:table-cell>
          <table:table-cell table:style-name="ce39" office:value-type="float" office:value="31" calcext:value-type="float">
            <text:p>3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[.E32]-([.G32]+[.I32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2]/[.E32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hotos/a.628503120549657/3014625325270746/?type=3" xlink:type="simple">https://www.facebook.com/Prefeitura.SJP/photos/a.628503120549657/3014625325270746/?type=3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3" calcext:value-type="date">
            <text:p>23/04/20</text:p>
          </table:table-cell>
          <table:table-cell table:style-name="ce39" office:value-type="float" office:value="32" calcext:value-type="float">
            <text:p>3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[.E33]-([.G33]+[.I33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3]/[.E33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14625691937376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4" calcext:value-type="date">
            <text:p>24/04/20</text:p>
          </table:table-cell>
          <table:table-cell table:style-name="ce39" office:value-type="float" office:value="33" calcext:value-type="float">
            <text:p>3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([.E34]-([.G34]+[.I34])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4]/[.E34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16912131708732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5" calcext:value-type="date">
            <text:p>25/04/20</text:p>
          </table:table-cell>
          <table:table-cell table:style-name="ce39" office:value-type="float" office:value="34" calcext:value-type="float">
            <text:p>3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([.E35]-([.G35]+[.I35])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5]/[.E35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19599574773321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6" calcext:value-type="date">
            <text:p>26/04/20</text:p>
          </table:table-cell>
          <table:table-cell table:style-name="ce39" office:value-type="float" office:value="35" calcext:value-type="float">
            <text:p>3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1" calcext:value-type="float">
            <text:p>21</text:p>
          </table:table-cell>
          <table:table-cell table:formula="of:=[.E36]-[.E35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([.E36]-([.G36]+[.I36])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6]/[.E36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21654214567857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7" calcext:value-type="date">
            <text:p>27/04/20</text:p>
          </table:table-cell>
          <table:table-cell table:style-name="ce39" office:value-type="float" office:value="36" calcext:value-type="float">
            <text:p>3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([.E37]-([.G37]+[.I37])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7]/[.E37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hotos/a.346639125402726/3023906691009276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8" calcext:value-type="date">
            <text:p>28/04/20</text:p>
          </table:table-cell>
          <table:table-cell table:style-name="ce39" office:value-type="float" office:value="37" calcext:value-type="float">
            <text:p>3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([.E38]-([.G38]+[.I38])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25" calcext:value-type="float">
            <text:p>25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G38]/[.E38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hotos/a.628503120549657/3026021047464507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9" calcext:value-type="date">
            <text:p>29/04/20</text:p>
          </table:table-cell>
          <table:table-cell table:style-name="ce39" office:value-type="float" office:value="38" calcext:value-type="float">
            <text:p>3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[.E39]-([.G39]+[.I39])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25" calcext:value-type="float">
            <text:p>25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G39]/[.E39]" office:value-type="percentage" office:value="0.04" calcext:value-type="percentage">
            <text:p>4,00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30" calcext:value-type="date">
            <text:p>30/04/20</text:p>
          </table:table-cell>
          <table:table-cell table:style-name="ce39" office:value-type="float" office:value="39" calcext:value-type="float">
            <text:p>3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E40]-([.G40]+[.I40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23" calcext:value-type="float">
            <text:p>23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G40]/[.E40]" office:value-type="percentage" office:value="0.0333333333333333" calcext:value-type="percentage">
            <text:p>3,33%</text:p>
          </table:table-cell>
          <table:table-cell office:value-type="string" calcext:value-type="string">
            <text:p>https://pt-br.facebook.com/Prefeitura.SJP/photos/a.346639125402726/3030992780300667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1" calcext:value-type="date">
            <text:p>01/05/20</text:p>
          </table:table-cell>
          <table:table-cell table:style-name="ce39" office:value-type="float" office:value="40" calcext:value-type="float">
            <text:p>4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E41]-([.G41]+[.I41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23" calcext:value-type="float">
            <text:p>23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G41]/[.E41]" office:value-type="percentage" office:value="0.0333333333333333" calcext:value-type="percentage">
            <text:p>3,33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2" calcext:value-type="date">
            <text:p>02/05/20</text:p>
          </table:table-cell>
          <table:table-cell table:style-name="ce39" office:value-type="float" office:value="41" calcext:value-type="float">
            <text:p>4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E42]-([.G42]+[.I42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G42]/[.E42]" office:value-type="percentage" office:value="0.0333333333333333" calcext:value-type="percentage">
            <text:p>3,33%</text:p>
          </table:table-cell>
          <table:table-cell office:value-type="string" calcext:value-type="string">
            <text:p><text:a xlink:href="https://pt-br.facebook.com/Prefeitura.SJP/photos/a.628503120549657/3035840136482598/?type=3&amp;theater" xlink:type="simple">https://pt-br.facebook.com/Prefeitura.SJP/photos/a.628503120549657/3035840136482598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3" calcext:value-type="date">
            <text:p>03/05/20</text:p>
          </table:table-cell>
          <table:table-cell table:style-name="ce39" office:value-type="float" office:value="42" calcext:value-type="float">
            <text:p>4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E43]-([.G43]+[.I43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G43]/[.E43]" office:value-type="percentage" office:value="0.0333333333333333" calcext:value-type="percentage">
            <text:p>3,33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4" calcext:value-type="date">
            <text:p>04/05/20</text:p>
          </table:table-cell>
          <table:table-cell table:style-name="ce39" office:value-type="float" office:value="43" calcext:value-type="float">
            <text:p>4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([.E44]-([.G44]+[.I44])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G44]/[.E44]" office:value-type="percentage" office:value="0.0285714285714286" calcext:value-type="percentage">
            <text:p>2,86%</text:p>
          </table:table-cell>
          <table:table-cell office:value-type="string" calcext:value-type="string">
            <text:p><text:a xlink:href="https://pt-br.facebook.com/Prefeitura.SJP/photos/a.628503120549657/3040631806003431/?type=3&amp;theater" xlink:type="simple">https://pt-br.facebook.com/Prefeitura.SJP/photos/a.628503120549657/3040631806003431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5" calcext:value-type="date">
            <text:p>05/05/20</text:p>
          </table:table-cell>
          <table:table-cell table:style-name="ce39" office:value-type="float" office:value="44" calcext:value-type="float">
            <text:p>4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3" calcext:value-type="float">
            <text:p>43</text:p>
          </table:table-cell>
          <table:table-cell table:formula="of:=[.E45]-[.E44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([.E45]-([.G45]+[.I45])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8" calcext:value-type="float">
            <text:p>18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formula="of:=[.G45]/[.E45]" office:value-type="percentage" office:value="0.0232558139534884" calcext:value-type="percentage">
            <text:p>2,33%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5-06" calcext:value-type="date">
            <text:p>06/05/20</text:p>
          </table:table-cell>
          <table:table-cell table:style-name="ce39" office:value-type="float" office:value="45" calcext:value-type="float">
            <text:p>4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" calcext:value-type="float">
            <text:p>44</text:p>
          </table:table-cell>
          <table:table-cell table:formula="of:=[.E46]-[.E4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([.E46]-([.G46]+[.I46]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0" calcext:value-type="float">
            <text:p>1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G46]/[.E46]" office:value-type="percentage" office:value="0.0227272727272727" calcext:value-type="percentage">
            <text:p>2,27%</text:p>
          </table:table-cell>
          <table:table-cell office:value-type="string" calcext:value-type="string">
            <text:p><text:span text:style-name="T1"><text:a xlink:href="https://pt-br.facebook.com/Prefeitura.SJP/photos/a.628503120549657/3045270085539603/?type=3&amp;theater" xlink:type="simple">https://pt-br.facebook.com/Prefeitura.SJP/photos/a.628503120549657/3045270085539603/?type=3&amp;theater</text:a></text:span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7" calcext:value-type="date">
            <text:p>07/05/20</text:p>
          </table:table-cell>
          <table:table-cell table:style-name="ce39" office:value-type="float" office:value="46" calcext:value-type="float">
            <text:p>4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" calcext:value-type="float">
            <text:p>44</text:p>
          </table:table-cell>
          <table:table-cell table:formula="of:=[.E47]-[.E4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([.E47]-([.G47]+[.I47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4" calcext:value-type="float">
            <text:p>14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formula="of:=[.G47]/[.E47]" office:value-type="percentage" office:value="0.0227272727272727" calcext:value-type="percentage">
            <text:p>2,27%</text:p>
          </table:table-cell>
          <table:table-cell office:value-type="string" calcext:value-type="string">
            <text:p><text:a xlink:href="https://pt-br.facebook.com/Prefeitura.SJP/photos/a.346639125402726/3047357941997484/?type=3&amp;theater" xlink:type="simple">https://pt-br.facebook.com/Prefeitura.SJP/photos/a.346639125402726/3047357941997484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8" calcext:value-type="date">
            <text:p>08/05/20</text:p>
          </table:table-cell>
          <table:table-cell table:style-name="ce39" office:value-type="float" office:value="47" calcext:value-type="float">
            <text:p>4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" calcext:value-type="float">
            <text:p>44</text:p>
          </table:table-cell>
          <table:table-cell table:formula="of:=[.E48]-[.E4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([.E48]-([.G48]+[.I48]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G48]/[.E48]" office:value-type="percentage" office:value="0.0227272727272727" calcext:value-type="percentage">
            <text:p>2,27%</text:p>
          </table:table-cell>
          <table:table-cell office:value-type="string" calcext:value-type="string">
            <text:p>https://pt-br.facebook.com/Prefeitura.SJP/photos/a.628503120549657/3049952208404724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9" calcext:value-type="date">
            <text:p>09/05/20</text:p>
          </table:table-cell>
          <table:table-cell table:style-name="ce39" office:value-type="float" office:value="48" calcext:value-type="float">
            <text:p>4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6" calcext:value-type="float">
            <text:p>46</text:p>
          </table:table-cell>
          <table:table-cell table:formula="of:=[.E49]-[.E48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([.E49]-([.G49]+[.I49])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ão registrado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G49]/[.E49]" office:value-type="percentage" office:value="0.0434782608695652" calcext:value-type="percentage">
            <text:p>4,35%</text:p>
          </table:table-cell>
          <table:table-cell office:value-type="string" calcext:value-type="string">
            <text:p><text:a xlink:href="https://pt-br.facebook.com/Prefeitura.SJP/photos/a.346639125402726/3052021638197781/?type=3&amp;theater" xlink:type="simple">https://pt-br.facebook.com/Prefeitura.SJP/photos/a.346639125402726/3052021638197781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0" calcext:value-type="date">
            <text:p>10/05/20</text:p>
          </table:table-cell>
          <table:table-cell table:style-name="ce39" office:value-type="float" office:value="49" calcext:value-type="float">
            <text:p>4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7" calcext:value-type="float">
            <text:p>47</text:p>
          </table:table-cell>
          <table:table-cell table:formula="of:=[.E50]-[.E49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([.E50]-([.G50]+[.I50])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ão registrado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G50]/[.E50]" office:value-type="percentage" office:value="0.0425531914893617" calcext:value-type="percentage">
            <text:p>4,26%</text:p>
          </table:table-cell>
          <table:table-cell office:value-type="string" calcext:value-type="string">
            <text:p><text:a xlink:href="https://pt-br.facebook.com/Prefeitura.SJP/photos/a.346639125402726/3054405151292763/?type=3&amp;theater" xlink:type="simple">https://pt-br.facebook.com/Prefeitura.SJP/photos/a.346639125402726/3054405151292763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1" calcext:value-type="date">
            <text:p>11/05/20</text:p>
          </table:table-cell>
          <table:table-cell table:style-name="ce39" office:value-type="float" office:value="50" calcext:value-type="float">
            <text:p>5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4" calcext:value-type="float">
            <text:p>54</text:p>
          </table:table-cell>
          <table:table-cell table:formula="of:=[.E51]-[.E50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formula="of:=([.E51]-([.G51]+[.I51])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ão registrado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G51]/[.E51]" office:value-type="percentage" office:value="0.0555555555555556" calcext:value-type="percentage">
            <text:p>5,56%</text:p>
          </table:table-cell>
          <table:table-cell office:value-type="string" calcext:value-type="string">
            <text:p><text:a xlink:href="https://pt-br.facebook.com/Prefeitura.SJP/photos/a.346639125402726/3056683757731569/?type=3&amp;theater" xlink:type="simple">https://pt-br.facebook.com/Prefeitura.SJP/photos/a.346639125402726/3056683757731569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2" calcext:value-type="date">
            <text:p>12/05/20</text:p>
          </table:table-cell>
          <table:table-cell table:style-name="ce39" office:value-type="float" office:value="51" calcext:value-type="float">
            <text:p>5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7" calcext:value-type="float">
            <text:p>57</text:p>
          </table:table-cell>
          <table:table-cell table:formula="of:=[.E52]-[.E51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([.E52]-([.G52]+[.I52])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ão registrado</text:p>
          </table:table-cell>
          <table:table-cell office:value-type="float" office:value="11" calcext:value-type="float">
            <text:p>11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[.G52]/[.E52]" office:value-type="percentage" office:value="0.0526315789473684" calcext:value-type="percentage">
            <text:p>5,26%</text:p>
          </table:table-cell>
          <table:table-cell office:value-type="string" calcext:value-type="string">
            <text:p><text:a xlink:href="https://pt-br.facebook.com/Prefeitura.SJP/photos/a.346639125402726/3058994037500541/?type=3&amp;theater" xlink:type="simple">https://pt-br.facebook.com/Prefeitura.SJP/photos/a.346639125402726/3058994037500541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3" calcext:value-type="date">
            <text:p>13/05/20</text:p>
          </table:table-cell>
          <table:table-cell table:style-name="ce39" office:value-type="float" office:value="52" calcext:value-type="float">
            <text:p>5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1" calcext:value-type="float">
            <text:p>61</text:p>
          </table:table-cell>
          <table:table-cell table:formula="of:=[.E53]-[.E52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([.E53]-([.G53]+[.I53])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 registrado</text:p>
          </table:table-cell>
          <table:table-cell office:value-type="float" office:value="6" calcext:value-type="float">
            <text:p>6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formula="of:=[.G53]/[.E53]" office:value-type="percentage" office:value="0.0491803278688525" calcext:value-type="percentage">
            <text:p>4,92%</text:p>
          </table:table-cell>
          <table:table-cell office:value-type="string" calcext:value-type="string">
            <text:p>https://pt-br.facebook.com/Prefeitura.SJP/photos/a.346639125402726/3061483527251592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4" calcext:value-type="date">
            <text:p>14/05/20</text:p>
          </table:table-cell>
          <table:table-cell table:style-name="ce39" office:value-type="float" office:value="53" calcext:value-type="float">
            <text:p>5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3" calcext:value-type="float">
            <text:p>63</text:p>
          </table:table-cell>
          <table:table-cell table:formula="of:=[.E54]-[.E53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([.E54]-([.G54]+[.I54])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 registrado</text:p>
          </table:table-cell>
          <table:table-cell office:value-type="float" office:value="14" calcext:value-type="float">
            <text:p>14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formula="of:=[.G54]/[.E54]" office:value-type="percentage" office:value="0.0476190476190476" calcext:value-type="percentage">
            <text:p>4,76%</text:p>
          </table:table-cell>
          <table:table-cell office:value-type="string" calcext:value-type="string">
            <text:p>https://pt-br.facebook.com/Prefeitura.SJP/photos/a.346639125402726/3064333970299881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5" calcext:value-type="date">
            <text:p>15/05/20</text:p>
          </table:table-cell>
          <table:table-cell table:style-name="ce39" office:value-type="float" office:value="54" calcext:value-type="float">
            <text:p>5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4" calcext:value-type="float">
            <text:p>64</text:p>
          </table:table-cell>
          <table:table-cell table:formula="of:=[.E55]-[.E54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([.E55]-([.G55]+[.I55])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16" calcext:value-type="float">
            <text:p>16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formula="of:=[.G55]/[.E55]" office:value-type="percentage" office:value="0.046875" calcext:value-type="percentage">
            <text:p>4,69%</text:p>
          </table:table-cell>
          <table:table-cell office:value-type="string" calcext:value-type="string">
            <text:p><text:a xlink:href="https://pt-br.facebook.com/Prefeitura.SJP/photos/a.628503120549657/3066968410036437/?type=3&amp;theater" xlink:type="simple">https://pt-br.facebook.com/Prefeitura.SJP/photos/a.628503120549657/3066968410036437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6" calcext:value-type="date">
            <text:p>16/05/20</text:p>
          </table:table-cell>
          <table:table-cell table:style-name="ce39" office:value-type="float" office:value="55" calcext:value-type="float">
            <text:p>5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5" calcext:value-type="float">
            <text:p>65</text:p>
          </table:table-cell>
          <table:table-cell table:formula="of:=[.E56]-[.E55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([.E56]-([.G56]+[.I56]))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16" calcext:value-type="float">
            <text:p>16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formula="of:=[.G56]/[.E56]" office:value-type="percentage" office:value="0.0461538461538462" calcext:value-type="percentage">
            <text:p>4,62%</text:p>
          </table:table-cell>
          <table:table-cell office:value-type="string" calcext:value-type="string">
            <text:p>https://pt-br.facebook.com/Prefeitura.SJP/photos/a.628503120549657/3070071266392818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7" calcext:value-type="date">
            <text:p>17/05/20</text:p>
          </table:table-cell>
          <table:table-cell table:style-name="ce39" office:value-type="float" office:value="56" calcext:value-type="float">
            <text:p>5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0" calcext:value-type="float">
            <text:p>70</text:p>
          </table:table-cell>
          <table:table-cell table:formula="of:=[.E57]-[.E56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([.E57]-([.G57]+[.I57]))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[.G57]/[.E57]" office:value-type="percentage" office:value="0.0428571428571429" calcext:value-type="percentage">
            <text:p>4,29%</text:p>
          </table:table-cell>
          <table:table-cell office:value-type="string" calcext:value-type="string">
            <text:p><text:a xlink:href="https://www.facebook.com/Prefeitura.SJP/photos/a.346639125402726/3073201359413142/?type=3&amp;theater" xlink:type="simple">https://www.facebook.com/Prefeitura.SJP/photos/a.346639125402726/3073201359413142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8" calcext:value-type="date">
            <text:p>18/05/20</text:p>
          </table:table-cell>
          <table:table-cell table:style-name="ce39" office:value-type="float" office:value="57" calcext:value-type="float">
            <text:p>5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0" calcext:value-type="float">
            <text:p>70</text:p>
          </table:table-cell>
          <table:table-cell table:formula="of:=[.E58]-[.E5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G58]-[.G57]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formula="of:=([.E58]-([.G58]+[.I58]))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19" calcext:value-type="float">
            <text:p>19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[.G58]/[.E58]" office:value-type="percentage" office:value="0.0571428571428571" calcext:value-type="percentage">
            <text:p>5,71%</text:p>
          </table:table-cell>
          <table:table-cell office:value-type="string" calcext:value-type="string">
            <text:p>https://www.facebook.com/Prefeitura.SJP/photos/a.346639125402726/3075933865806558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9" calcext:value-type="date">
            <text:p>19/05/20</text:p>
          </table:table-cell>
          <table:table-cell table:style-name="ce39" office:value-type="float" office:value="58" calcext:value-type="float">
            <text:p>5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81" calcext:value-type="float">
            <text:p>81</text:p>
          </table:table-cell>
          <table:table-cell table:formula="of:=[.E59]-[.E58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([.E59]-([.G59]+[.I59])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 registrado</text:p>
          </table:table-cell>
          <table:table-cell office:value-type="float" office:value="30" calcext:value-type="float">
            <text:p>30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[.G59]/[.E59]" office:value-type="percentage" office:value="0.0493827160493827" calcext:value-type="percentage">
            <text:p>4,94%</text:p>
          </table:table-cell>
          <table:table-cell office:value-type="string" calcext:value-type="string">
            <text:p><text:a xlink:href="https://pt-br.facebook.com/Prefeitura.SJP/photos/a.628503120549657/3078415528891725/?type=3&amp;theater" xlink:type="simple">https://pt-br.facebook.com/Prefeitura.SJP/photos/a.628503120549657/3078415528891725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0" calcext:value-type="date">
            <text:p>20/05/20</text:p>
          </table:table-cell>
          <table:table-cell table:style-name="ce39" office:value-type="float" office:value="59" calcext:value-type="float">
            <text:p>5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81" calcext:value-type="float">
            <text:p>81</text:p>
          </table:table-cell>
          <table:table-cell table:formula="of:=[.E60]-[.E59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([.E60]-([.G60]+[.I60])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 registrado</text:p>
          </table:table-cell>
          <table:table-cell office:value-type="float" office:value="30" calcext:value-type="float">
            <text:p>3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[.G60]/[.E60]" office:value-type="percentage" office:value="0.0493827160493827" calcext:value-type="percentage">
            <text:p>4,94%</text:p>
          </table:table-cell>
          <table:table-cell office:value-type="string" calcext:value-type="string">
            <text:p><text:a xlink:href="https://pt-br.facebook.com/Prefeitura.SJP/photos/a.628503120549657/3080827415317203/?type=3&amp;theater" xlink:type="simple">https://pt-br.facebook.com/Prefeitura.SJP/photos/a.628503120549657/3080827415317203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1" calcext:value-type="date">
            <text:p>21/05/20</text:p>
          </table:table-cell>
          <table:table-cell table:style-name="ce39" office:value-type="float" office:value="60" calcext:value-type="float">
            <text:p>6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6" calcext:value-type="float">
            <text:p>96</text:p>
          </table:table-cell>
          <table:table-cell table:formula="of:=[.E61]-[.E60]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([.E61]-([.G61]+[.I61])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 registrado</text:p>
          </table:table-cell>
          <table:table-cell office:value-type="float" office:value="41" calcext:value-type="float">
            <text:p>41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[.G61]/[.E61]" office:value-type="percentage" office:value="0.0416666666666667" calcext:value-type="percentage">
            <text:p>4,17%</text:p>
          </table:table-cell>
          <table:table-cell office:value-type="string" calcext:value-type="string">
            <text:p>https://pt-br.facebook.com/Prefeitura.SJP/photos/a.346639125402726/3082996151766996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2" calcext:value-type="date">
            <text:p>22/05/20</text:p>
          </table:table-cell>
          <table:table-cell table:style-name="ce39" office:value-type="float" office:value="61" calcext:value-type="float">
            <text:p>6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4" calcext:value-type="float">
            <text:p>104</text:p>
          </table:table-cell>
          <table:table-cell table:formula="of:=[.E62]-[.E61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([.E62]-([.G62]+[.I62]))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 registrado</text:p>
          </table:table-cell>
          <table:table-cell office:value-type="float" office:value="34" calcext:value-type="float">
            <text:p>34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G62]/[.E62]" office:value-type="percentage" office:value="0.0384615384615385" calcext:value-type="percentage">
            <text:p>3,85%</text:p>
          </table:table-cell>
          <table:table-cell office:value-type="string" calcext:value-type="string">
            <text:p><text:a xlink:href="https://www.facebook.com/Prefeitura.SJP/photos/a.346639125402726/3085441008189177/?type=3&amp;theater" xlink:type="simple">https://www.facebook.com/Prefeitura.SJP/photos/a.346639125402726/3085441008189177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3" calcext:value-type="date">
            <text:p>23/05/20</text:p>
          </table:table-cell>
          <table:table-cell table:style-name="ce39" office:value-type="float" office:value="62" calcext:value-type="float">
            <text:p>6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8" calcext:value-type="float">
            <text:p>108</text:p>
          </table:table-cell>
          <table:table-cell table:formula="of:=[.E63]-[.E62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([.E63]-([.G63]+[.I63]))"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40" calcext:value-type="float">
            <text:p>40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G63]/[.E63]" office:value-type="percentage" office:value="0.037037037037037" calcext:value-type="percentage">
            <text:p>3,70%</text:p>
          </table:table-cell>
          <table:table-cell office:value-type="string" calcext:value-type="string">
            <text:p>https://www.facebook.com/Prefeitura.SJP/photos/a.628503120549657/3087815814618363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4" calcext:value-type="date">
            <text:p>24/05/20</text:p>
          </table:table-cell>
          <table:table-cell table:style-name="ce39" office:value-type="float" office:value="63" calcext:value-type="float">
            <text:p>6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9" calcext:value-type="float">
            <text:p>109</text:p>
          </table:table-cell>
          <table:table-cell table:formula="of:=[.E64]-[.E63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formula="of:=([.E64]-([.G64]+[.I64]))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40" calcext:value-type="float">
            <text:p>40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G64]/[.E64]" office:value-type="percentage" office:value="0.036697247706422" calcext:value-type="percentage">
            <text:p>3,67%</text:p>
          </table:table-cell>
          <table:table-cell office:value-type="string" calcext:value-type="string">
            <text:p>https://www.facebook.com/Prefeitura.SJP/photos/a.628503120549657/3090151094384835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5" calcext:value-type="date">
            <text:p>25/05/20</text:p>
          </table:table-cell>
          <table:table-cell table:style-name="ce39" office:value-type="float" office:value="64" calcext:value-type="float">
            <text:p>6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1" calcext:value-type="float">
            <text:p>111</text:p>
          </table:table-cell>
          <table:table-cell table:formula="of:=[.E65]-[.E64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formula="of:=([.E65]-([.G65]+[.I65])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39" calcext:value-type="float">
            <text:p>39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G65]/[.E65]" office:value-type="percentage" office:value="0.036036036036036" calcext:value-type="percentage">
            <text:p>3,60%</text:p>
          </table:table-cell>
          <table:table-cell office:value-type="string" calcext:value-type="string">
            <text:p>https://www.facebook.com/Prefeitura.SJP/photos/a.346639125402726/3092734220793189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6" calcext:value-type="date">
            <text:p>26/05/20</text:p>
          </table:table-cell>
          <table:table-cell table:style-name="ce39" office:value-type="float" office:value="65" calcext:value-type="float">
            <text:p>6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6" calcext:value-type="float">
            <text:p>116</text:p>
          </table:table-cell>
          <table:table-cell table:formula="of:=[.E66]-[.E65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formula="of:=([.E66]-([.G66]+[.I66])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59" calcext:value-type="float">
            <text:p>59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G66]/[.E66]" office:value-type="percentage" office:value="0.0344827586206897" calcext:value-type="percentage">
            <text:p>3,45%</text:p>
          </table:table-cell>
          <table:table-cell office:value-type="string" calcext:value-type="string">
            <text:p>https://www.facebook.com/Prefeitura.SJP/photos/a.346639125402726/3094635233936421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7" calcext:value-type="date">
            <text:p>27/05/20</text:p>
          </table:table-cell>
          <table:table-cell table:style-name="ce39" office:value-type="float" office:value="66" calcext:value-type="float">
            <text:p>6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1" calcext:value-type="float">
            <text:p>121</text:p>
          </table:table-cell>
          <table:table-cell table:formula="of:=[.E67]-[.E66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formula="of:=([.E67]-([.G67]+[.I67]))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57" calcext:value-type="float">
            <text:p>57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table:formula="of:=[.G67]/[.E67]" office:value-type="percentage" office:value="0.0330578512396694" calcext:value-type="percentage">
            <text:p>3,31%</text:p>
          </table:table-cell>
          <table:table-cell office:value-type="string" calcext:value-type="string">
            <text:p>https://www.facebook.com/Prefeitura.SJP/photos/a.346639125402726/3097304277002850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8" calcext:value-type="date">
            <text:p>28/05/20</text:p>
          </table:table-cell>
          <table:table-cell table:style-name="ce39" office:value-type="float" office:value="67" calcext:value-type="float">
            <text:p>6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8" calcext:value-type="float">
            <text:p>128</text:p>
          </table:table-cell>
          <table:table-cell table:formula="of:=[.E68]-[.E67]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formula="of:=([.E68]-([.G68]+[.I68]))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53" calcext:value-type="float">
            <text:p>53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[.G68]/[.E68]" office:value-type="percentage" office:value="0.03125" calcext:value-type="percentage">
            <text:p>3,13%</text:p>
          </table:table-cell>
          <table:table-cell office:value-type="string" calcext:value-type="string">
            <text:p>https://www.facebook.com/Prefeitura.SJP/photos/a.346639125402726/3099372823462662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9" calcext:value-type="date">
            <text:p>29/05/20</text:p>
          </table:table-cell>
          <table:table-cell table:style-name="ce39" office:value-type="float" office:value="68" calcext:value-type="float">
            <text:p>6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9" calcext:value-type="float">
            <text:p>129</text:p>
          </table:table-cell>
          <table:table-cell table:formula="of:=[.E69]-[.E68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formula="of:=([.E69]-([.G69]+[.I69]))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38" calcext:value-type="float">
            <text:p>38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formula="of:=[.G69]/[.E69]" office:value-type="percentage" office:value="0.0310077519379845" calcext:value-type="percentage">
            <text:p>3,10%</text:p>
          </table:table-cell>
          <table:table-cell office:value-type="string" calcext:value-type="string">
            <text:p>https://www.facebook.com/Prefeitura.SJP/photos/a.346639125402726/3101861529880458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30" calcext:value-type="date">
            <text:p>30/05/20</text:p>
          </table:table-cell>
          <table:table-cell table:style-name="ce39" office:value-type="float" office:value="69" calcext:value-type="float">
            <text:p>6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formula="of:=([.E70]-([.G70]+[.I70]))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38" calcext:value-type="float">
            <text:p>38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formula="of:=[.G70]/[.E70]" office:value-type="percentage" office:value="0.0310077519379845" calcext:value-type="percentage">
            <text:p>3,10%</text:p>
          </table:table-cell>
          <table:table-cell office:value-type="string" calcext:value-type="string">
            <text:p>Repetido dados do dia anterio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31" calcext:value-type="date">
            <text:p>31/05/20</text:p>
          </table:table-cell>
          <table:table-cell table:style-name="ce39" office:value-type="float" office:value="70" calcext:value-type="float">
            <text:p>7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08" calcext:value-type="float">
            <text:p>208</text:p>
          </table:table-cell>
          <table:table-cell table:formula="of:=[.E71]-[.E70]"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([.E71]-([.G71]+[.I71]))"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ão registrado</text:p>
          </table:table-cell>
          <table:table-cell office:value-type="float" office:value="39" calcext:value-type="float">
            <text:p>39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[.G71]/[.E71]" office:value-type="percentage" office:value="0.0192307692307692" calcext:value-type="percentage">
            <text:p>1,92%</text:p>
          </table:table-cell>
          <table:table-cell office:value-type="string" calcext:value-type="string">
            <text:p><text:a xlink:href="https://www.facebook.com/Prefeitura.SJP/photos/a.346639125402726/3106949219371689/?type=3" xlink:type="simple">https://www.facebook.com/Prefeitura.SJP/photos/a.346639125402726/3106949219371689/?type=3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1" calcext:value-type="date">
            <text:p>01/06/20</text:p>
          </table:table-cell>
          <table:table-cell table:style-name="ce39" office:value-type="float" office:value="71" calcext:value-type="float">
            <text:p>7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14" calcext:value-type="float">
            <text:p>214</text:p>
          </table:table-cell>
          <table:table-cell table:formula="of:=[.E72]-[.E71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G72]-[.G71]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table:formula="of:=([.E72]-([.G72]+[.I72]))" office:value-type="float" office:value="93" calcext:value-type="float">
            <text:p>93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42" calcext:value-type="float">
            <text:p>42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[.G72]/[.E72]" office:value-type="percentage" office:value="0.0233644859813084" calcext:value-type="percentage">
            <text:p>2,34%</text:p>
          </table:table-cell>
          <table:table-cell office:value-type="string" calcext:value-type="string">
            <text:p><text:a xlink:href="https://www.facebook.com/Prefeitura.SJP/photos/a.346639125402726/3109225879144023/?type=3" xlink:type="simple">https://www.facebook.com/Prefeitura.SJP/photos/a.346639125402726/3109225879144023/?type=3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2" calcext:value-type="date">
            <text:p>02/06/20</text:p>
          </table:table-cell>
          <table:table-cell table:style-name="ce39" office:value-type="float" office:value="72" calcext:value-type="float">
            <text:p>7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20" calcext:value-type="float">
            <text:p>220</text:p>
          </table:table-cell>
          <table:table-cell table:formula="of:=[.E73]-[.E72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G73]-[.G72]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formula="of:=([.E73]-([.G73]+[.I73]))" office:value-type="float" office:value="85" calcext:value-type="float">
            <text:p>85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69" calcext:value-type="float">
            <text:p>69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formula="of:=[.G73]/[.E73]" office:value-type="percentage" office:value="0.0227272727272727" calcext:value-type="percentage">
            <text:p>2,27%</text:p>
          </table:table-cell>
          <table:table-cell office:value-type="string" calcext:value-type="string">
            <text:p>https://www.facebook.com/Prefeitura.SJP/photos/a.346639125402726/3111461545587123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3" calcext:value-type="date">
            <text:p>03/06/20</text:p>
          </table:table-cell>
          <table:table-cell table:style-name="ce39" office:value-type="float" office:value="73" calcext:value-type="float">
            <text:p>7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20" calcext:value-type="float">
            <text:p>220</text:p>
          </table:table-cell>
          <table:table-cell table:formula="of:=[.E74]-[.E73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G74]-[.G73]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formula="of:=([.E74]-([.G74]+[.I74]))" office:value-type="float" office:value="85" calcext:value-type="float">
            <text:p>85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69" calcext:value-type="float">
            <text:p>69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table:formula="of:=[.G74]/[.E74]" office:value-type="percentage" office:value="0.0227272727272727" calcext:value-type="percentage">
            <text:p>2,27%</text:p>
          </table:table-cell>
          <table:table-cell office:value-type="string" calcext:value-type="string">
            <text:p>https://www.facebook.com/Prefeitura.SJP/photos/a.346639125402726/3114524021947542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4" calcext:value-type="date">
            <text:p>04/06/20</text:p>
          </table:table-cell>
          <table:table-cell table:style-name="ce39" office:value-type="float" office:value="74" calcext:value-type="float">
            <text:p>7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38" calcext:value-type="float">
            <text:p>238</text:p>
          </table:table-cell>
          <table:table-cell table:formula="of:=[.E75]-[.E74]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G75]-[.G74]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formula="of:=([.E75]-([.G75]+[.I75]))" office:value-type="float" office:value="90" calcext:value-type="float">
            <text:p>90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66" calcext:value-type="float">
            <text:p>66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table:formula="of:=[.G75]/[.E75]" office:value-type="percentage" office:value="0.0210084033613445" calcext:value-type="percentage">
            <text:p>2,10%</text:p>
          </table:table-cell>
          <table:table-cell office:value-type="string" calcext:value-type="string">
            <text:p>https://www.facebook.com/Prefeitura.SJP/photos/a.346639125402726/3116659341734010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5" calcext:value-type="date">
            <text:p>05/06/20</text:p>
          </table:table-cell>
          <table:table-cell table:style-name="ce39" office:value-type="float" office:value="75" calcext:value-type="float">
            <text:p>7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49" calcext:value-type="float">
            <text:p>249</text:p>
          </table:table-cell>
          <table:table-cell table:formula="of:=[.E76]-[.E75]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G76]-[.G75]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formula="of:=([.E76]-([.G76]+[.I76]))" office:value-type="float" office:value="87" calcext:value-type="float">
            <text:p>8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72" calcext:value-type="float">
            <text:p>72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formula="of:=[.G76]/[.E76]" office:value-type="percentage" office:value="0.0200803212851406" calcext:value-type="percentage">
            <text:p>2,01%</text:p>
          </table:table-cell>
          <table:table-cell office:value-type="string" calcext:value-type="string">
            <text:p>https://www.facebook.com/Prefeitura.SJP/photos/a.346639125402726/3119670511432893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6" calcext:value-type="date">
            <text:p>06/06/20</text:p>
          </table:table-cell>
          <table:table-cell table:style-name="ce39" office:value-type="float" office:value="76" calcext:value-type="float">
            <text:p>7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52" calcext:value-type="float">
            <text:p>252</text:p>
          </table:table-cell>
          <table:table-cell table:formula="of:=[.E77]-[.E76]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G77]-[.G76]"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table:formula="of:=([.E77]-([.G77]+[.I77]))" office:value-type="float" office:value="83" calcext:value-type="float">
            <text:p>83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72" calcext:value-type="float">
            <text:p>72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formula="of:=[.G77]/[.E77]" office:value-type="percentage" office:value="0.0277777777777778" calcext:value-type="percentage">
            <text:p>2,78%</text:p>
          </table:table-cell>
          <table:table-cell office:value-type="string" calcext:value-type="string">
            <text:p>https://www.facebook.com/Prefeitura.SJP/photos/a.346639125402726/3122323517834259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7" calcext:value-type="date">
            <text:p>07/06/20</text:p>
          </table:table-cell>
          <table:table-cell table:style-name="ce39" office:value-type="float" office:value="77" calcext:value-type="float">
            <text:p>7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70" calcext:value-type="float">
            <text:p>270</text:p>
          </table:table-cell>
          <table:table-cell table:formula="of:=[.E78]-[.E77]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G78]-[.G77]"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table:formula="of:=([.E78]-([.G78]+[.I78]))" office:value-type="float" office:value="91" calcext:value-type="float">
            <text:p>91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69" calcext:value-type="float">
            <text:p>69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table:formula="of:=[.G78]/[.E78]" office:value-type="percentage" office:value="0.0296296296296296" calcext:value-type="percentage">
            <text:p>2,96%</text:p>
          </table:table-cell>
          <table:table-cell office:value-type="string" calcext:value-type="string">
            <text:p>https://www.facebook.com/Prefeitura.SJP/photos/a.346639125402726/3124760894257188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8" calcext:value-type="date">
            <text:p>08/06/20</text:p>
          </table:table-cell>
          <table:table-cell table:style-name="ce39" office:value-type="float" office:value="78" calcext:value-type="float">
            <text:p>7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79" calcext:value-type="float">
            <text:p>279</text:p>
          </table:table-cell>
          <table:table-cell table:formula="of:=[.E79]-[.E78]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G79]-[.G78]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formula="of:=([.E79]-([.G79]+[.I79]))" office:value-type="float" office:value="84" calcext:value-type="float">
            <text:p>84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90" calcext:value-type="float">
            <text:p>90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[.G79]/[.E79]" office:value-type="percentage" office:value="0.028673835125448" calcext:value-type="percentage">
            <text:p>2,87%</text:p>
          </table:table-cell>
          <table:table-cell office:value-type="string" calcext:value-type="string">
            <text:p>https://www.facebook.com/Prefeitura.SJP/photos/a.346639125402726/3127056247360986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9" calcext:value-type="date">
            <text:p>09/06/20</text:p>
          </table:table-cell>
          <table:table-cell table:style-name="ce39" office:value-type="float" office:value="79" calcext:value-type="float">
            <text:p>7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92" calcext:value-type="float">
            <text:p>292</text:p>
          </table:table-cell>
          <table:table-cell table:formula="of:=[.E80]-[.E79]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G80]-[.G79]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formula="of:=([.E80]-([.G80]+[.I80]))" office:value-type="float" office:value="80" calcext:value-type="float">
            <text:p>80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88" calcext:value-type="float">
            <text:p>88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[.G80]/[.E80]" office:value-type="percentage" office:value="0.0273972602739726" calcext:value-type="percentage">
            <text:p>2,74%</text:p>
          </table:table-cell>
          <table:table-cell office:value-type="string" calcext:value-type="string">
            <text:p>https://www.facebook.com/Prefeitura.SJP/photos/a.346639125402726/3129617097104901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0" calcext:value-type="date">
            <text:p>10/06/20</text:p>
          </table:table-cell>
          <table:table-cell table:style-name="ce39" office:value-type="float" office:value="80" calcext:value-type="float">
            <text:p>8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22" calcext:value-type="float">
            <text:p>322</text:p>
          </table:table-cell>
          <table:table-cell table:formula="of:=[.E81]-[.E80]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G81]-[.G80]"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table:formula="of:=([.E81]-([.G81]+[.I81]))" office:value-type="float" office:value="88" calcext:value-type="float">
            <text:p>88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17" calcext:value-type="float">
            <text:p>117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[.G81]/[.E81]" office:value-type="percentage" office:value="0.031055900621118" calcext:value-type="percentage">
            <text:p>3,11%</text:p>
          </table:table-cell>
          <table:table-cell office:value-type="string" calcext:value-type="string">
            <text:p>https://www.facebook.com/Prefeitura.SJP/photos/a.346639125402726/3132183806848230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1" calcext:value-type="date">
            <text:p>11/06/20</text:p>
          </table:table-cell>
          <table:table-cell table:style-name="ce39" office:value-type="float" office:value="81" calcext:value-type="float">
            <text:p>8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37" calcext:value-type="float">
            <text:p>337</text:p>
          </table:table-cell>
          <table:table-cell table:formula="of:=[.E82]-[.E81]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G82]-[.G81]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formula="of:=([.E82]-([.G82]+[.I82]))" office:value-type="float" office:value="67" calcext:value-type="float">
            <text:p>6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42" calcext:value-type="float">
            <text:p>142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table:formula="of:=[.G82]/[.E82]" office:value-type="percentage" office:value="0.029673590504451" calcext:value-type="percentage">
            <text:p>2,97%</text:p>
          </table:table-cell>
          <table:table-cell office:value-type="string" calcext:value-type="string">
            <text:p>https://www.facebook.com/Prefeitura.SJP/photos/a.346639125402726/3135082249891719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2" calcext:value-type="date">
            <text:p>12/06/20</text:p>
          </table:table-cell>
          <table:table-cell table:style-name="ce39" office:value-type="float" office:value="82" calcext:value-type="float">
            <text:p>8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42" calcext:value-type="float">
            <text:p>342</text:p>
          </table:table-cell>
          <table:table-cell table:formula="of:=[.E83]-[.E82]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G83]-[.G82]"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table:formula="of:=([.E83]-([.G83]+[.I83]))" office:value-type="float" office:value="62" calcext:value-type="float">
            <text:p>62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38" calcext:value-type="float">
            <text:p>138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table:formula="of:=[.G83]/[.E83]" office:value-type="percentage" office:value="0.0321637426900585" calcext:value-type="percentage">
            <text:p>3,22%</text:p>
          </table:table-cell>
          <table:table-cell office:value-type="string" calcext:value-type="string">
            <text:p><text:a xlink:href="https://www.facebook.com/Prefeitura.SJP/photos/a.346639125402726/3137551859644758/?type=3" xlink:type="simple">https://www.facebook.com/Prefeitura.SJP/photos/a.346639125402726/3137551859644758/?type=3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3" calcext:value-type="date">
            <text:p>13/06/20</text:p>
          </table:table-cell>
          <table:table-cell table:style-name="ce39" office:value-type="float" office:value="83" calcext:value-type="float">
            <text:p>8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49" calcext:value-type="float">
            <text:p>349</text:p>
          </table:table-cell>
          <table:table-cell table:formula="of:=[.E84]-[.E83]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G84]-[.G83]"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table:formula="of:=([.E84]-([.G84]+[.I84]))" office:value-type="float" office:value="44" calcext:value-type="float">
            <text:p>44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24" calcext:value-type="float">
            <text:p>124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table:formula="of:=[.G84]/[.E84]" office:value-type="percentage" office:value="0.0343839541547278" calcext:value-type="percentage">
            <text:p>3,44%</text:p>
          </table:table-cell>
          <table:table-cell office:value-type="string" calcext:value-type="string">
            <text:p>https://www.facebook.com/Prefeitura.SJP/photos/a.346639125402726/3140279112705366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4" calcext:value-type="date">
            <text:p>14/06/20</text:p>
          </table:table-cell>
          <table:table-cell table:style-name="ce39" office:value-type="float" office:value="84" calcext:value-type="float">
            <text:p>8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50" calcext:value-type="float">
            <text:p>350</text:p>
          </table:table-cell>
          <table:table-cell table:formula="of:=[.E85]-[.E84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G85]-[.G84]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formula="of:=([.E85]-([.G85]+[.I85]))" office:value-type="float" office:value="37" calcext:value-type="float">
            <text:p>3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35" calcext:value-type="float">
            <text:p>135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[.G85]/[.E85]" office:value-type="percentage" office:value="0.0342857142857143" calcext:value-type="percentage">
            <text:p>3,43%</text:p>
          </table:table-cell>
          <table:table-cell office:value-type="string" calcext:value-type="string">
            <text:p>https://www.facebook.com/Prefeitura.SJP/photos/a.346639125402726/3142565669143377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5" calcext:value-type="date">
            <text:p>15/06/20</text:p>
          </table:table-cell>
          <table:table-cell table:style-name="ce39" office:value-type="float" office:value="85" calcext:value-type="float">
            <text:p>8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64" calcext:value-type="float">
            <text:p>364</text:p>
          </table:table-cell>
          <table:table-cell table:formula="of:=[.E86]-[.E85]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G86]-[.G85]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formula="of:=([.E86]-([.G86]+[.I86]))" office:value-type="float" office:value="37" calcext:value-type="float">
            <text:p>3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49" calcext:value-type="float">
            <text:p>149</text:p>
          </table:table-cell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[.G86]/[.E86]" office:value-type="percentage" office:value="0.032967032967033" calcext:value-type="percentage">
            <text:p>3,30%</text:p>
          </table:table-cell>
          <table:table-cell office:value-type="string" calcext:value-type="string">
            <text:p>https://www.facebook.com/Prefeitura.SJP/photos/a.346639125402726/3145396908860253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6" calcext:value-type="date">
            <text:p>16/06/20</text:p>
          </table:table-cell>
          <table:table-cell table:style-name="ce39" office:value-type="float" office:value="86" calcext:value-type="float">
            <text:p>8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79" calcext:value-type="float">
            <text:p>379</text:p>
          </table:table-cell>
          <table:table-cell table:formula="of:=[.E87]-[.E86]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G87]-[.G86]"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table:formula="of:=([.E87]-([.G87]+[.I87]))" office:value-type="float" office:value="41" calcext:value-type="float">
            <text:p>41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41" calcext:value-type="float">
            <text:p>141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table:formula="of:=[.G87]/[.E87]" office:value-type="percentage" office:value="0.0316622691292876" calcext:value-type="percentage">
            <text:p>3,17%</text:p>
          </table:table-cell>
          <table:table-cell office:value-type="string" calcext:value-type="string">
            <text:p>https://www.facebook.com/Prefeitura.SJP/photos/a.346639125402726/3147441765322434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7" calcext:value-type="date">
            <text:p>17/06/20</text:p>
          </table:table-cell>
          <table:table-cell table:style-name="ce39" office:value-type="float" office:value="87" calcext:value-type="float">
            <text:p>8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06" calcext:value-type="float">
            <text:p>406</text:p>
          </table:table-cell>
          <table:table-cell table:formula="of:=[.E88]-[.E87]"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formula="of:=[.G88]-[.G87]" office:value-type="float" office:value="2" calcext:value-type="float">
            <text:p>2</text:p>
          </table:table-cell>
          <table:table-cell office:value-type="float" office:value="347" calcext:value-type="float">
            <text:p>347</text:p>
          </table:table-cell>
          <table:table-cell table:formula="of:=([.E88]-([.G88]+[.I88]))" office:value-type="float" office:value="45" calcext:value-type="float">
            <text:p>45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31" calcext:value-type="float">
            <text:p>131</text:p>
          </table:table-cell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[.G88]/[.E88]" office:value-type="percentage" office:value="0.0344827586206897" calcext:value-type="percentage">
            <text:p>3,45%</text:p>
          </table:table-cell>
          <table:table-cell office:value-type="string" calcext:value-type="string">
            <text:p>https://www.facebook.com/Prefeitura.SJP/photos/a.346639125402726/3150141471719130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8" calcext:value-type="date">
            <text:p>18/06/20</text:p>
          </table:table-cell>
          <table:table-cell table:style-name="ce39" office:value-type="float" office:value="88" calcext:value-type="float">
            <text:p>8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37" calcext:value-type="float">
            <text:p>437</text:p>
          </table:table-cell>
          <table:table-cell table:formula="of:=[.E89]-[.E88]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formula="of:=[.G89]-[.G88]" office:value-type="float" office:value="2" calcext:value-type="float">
            <text:p>2</text:p>
          </table:table-cell>
          <table:table-cell office:value-type="float" office:value="364" calcext:value-type="float">
            <text:p>364</text:p>
          </table:table-cell>
          <table:table-cell table:formula="of:=([.E89]-([.G89]+[.I89]))" office:value-type="float" office:value="57" calcext:value-type="float">
            <text:p>5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05" calcext:value-type="float">
            <text:p>105</text:p>
          </table:table-cell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[.G89]/[.E89]" office:value-type="percentage" office:value="0.0366132723112128" calcext:value-type="percentage">
            <text:p>3,66%</text:p>
          </table:table-cell>
          <table:table-cell office:value-type="string" calcext:value-type="string">
            <text:p>https://www.facebook.com/Prefeitura.SJP/photos/a.346639125402726/3152923558107588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9" calcext:value-type="date">
            <text:p>19/06/20</text:p>
          </table:table-cell>
          <table:table-cell table:style-name="ce39" office:value-type="float" office:value="89" calcext:value-type="float">
            <text:p>8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9" calcext:value-type="float">
            <text:p>449</text:p>
          </table:table-cell>
          <table:table-cell table:formula="of:=[.E90]-[.E89]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G90]-[.G89]"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table:formula="of:=([.E90]-([.G90]+[.I90]))" office:value-type="float" office:value="57" calcext:value-type="float">
            <text:p>5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09" calcext:value-type="float">
            <text:p>109</text:p>
          </table:table-cell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formula="of:=[.G90]/[.E90]" office:value-type="percentage" office:value="0.0356347438752784" calcext:value-type="percentage">
            <text:p>3,56%</text:p>
          </table:table-cell>
          <table:table-cell office:value-type="string" calcext:value-type="string">
            <text:p>https://www.facebook.com/Prefeitura.SJP/photos/a.346639125402726/3155584851174792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0" calcext:value-type="date">
            <text:p>20/06/20</text:p>
          </table:table-cell>
          <table:table-cell table:style-name="ce39" office:value-type="float" office:value="90" calcext:value-type="float">
            <text:p>9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70" calcext:value-type="float">
            <text:p>470</text:p>
          </table:table-cell>
          <table:table-cell table:formula="of:=[.E91]-[.E90]"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[.G91]-[.G90]"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table:formula="of:=([.E91]-([.G91]+[.I91]))" office:value-type="float" office:value="68" calcext:value-type="float">
            <text:p>68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79" calcext:value-type="float">
            <text:p>179</text:p>
          </table:table-cell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table:formula="of:=[.G91]/[.E91]" office:value-type="percentage" office:value="0.0340425531914894" calcext:value-type="percentage">
            <text:p>3,40%</text:p>
          </table:table-cell>
          <table:table-cell office:value-type="string" calcext:value-type="string">
            <text:p>https://www.facebook.com/Prefeitura.SJP/photos/a.346639125402726/3158365474230063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1" calcext:value-type="date">
            <text:p>21/06/20</text:p>
          </table:table-cell>
          <table:table-cell table:style-name="ce39" office:value-type="float" office:value="91" calcext:value-type="float">
            <text:p>9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88" calcext:value-type="float">
            <text:p>488</text:p>
          </table:table-cell>
          <table:table-cell table:formula="of:=[.E92]-[.E91]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formula="of:=[.G92]-[.G91]" office:value-type="float" office:value="2" calcext:value-type="float">
            <text:p>2</text:p>
          </table:table-cell>
          <table:table-cell office:value-type="float" office:value="401" calcext:value-type="float">
            <text:p>401</text:p>
          </table:table-cell>
          <table:table-cell table:formula="of:=([.E92]-([.G92]+[.I92]))" office:value-type="float" office:value="69" calcext:value-type="float">
            <text:p>69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67" calcext:value-type="float">
            <text:p>167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[.G92]/[.E92]" office:value-type="percentage" office:value="0.0368852459016393" calcext:value-type="percentage">
            <text:p>3,69%</text:p>
          </table:table-cell>
          <table:table-cell office:value-type="string" calcext:value-type="string">
            <text:p>https://www.facebook.com/Prefeitura.SJP/photos/a.346639125402726/3161246093942001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2" calcext:value-type="date">
            <text:p>22/06/20</text:p>
          </table:table-cell>
          <table:table-cell table:style-name="ce39" office:value-type="float" office:value="92" calcext:value-type="float">
            <text:p>9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92" calcext:value-type="float">
            <text:p>492</text:p>
          </table:table-cell>
          <table:table-cell table:formula="of:=[.E93]-[.E92]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[.G93]-[.G92]"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table:formula="of:=([.E93]-([.G93]+[.I93]))" office:value-type="float" office:value="65" calcext:value-type="float">
            <text:p>65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52" calcext:value-type="float">
            <text:p>152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[.G93]/[.E93]" office:value-type="percentage" office:value="0.0365853658536585" calcext:value-type="percentage">
            <text:p>3,66%</text:p>
          </table:table-cell>
          <table:table-cell office:value-type="string" calcext:value-type="string">
            <text:p>https://www.facebook.com/Prefeitura.SJP/photos/a.346639125402726/3163746967025247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3" calcext:value-type="date">
            <text:p>23/06/20</text:p>
          </table:table-cell>
          <table:table-cell table:style-name="ce39" office:value-type="float" office:value="93" calcext:value-type="float">
            <text:p>9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99" calcext:value-type="float">
            <text:p>499</text:p>
          </table:table-cell>
          <table:table-cell table:formula="of:=[.E94]-[.E93]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[.G94]-[.G93]" office:value-type="float" office:value="3" calcext:value-type="float">
            <text:p>3</text:p>
          </table:table-cell>
          <table:table-cell office:value-type="float" office:value="421" calcext:value-type="float">
            <text:p>421</text:p>
          </table:table-cell>
          <table:table-cell table:formula="of:=([.E94]-([.G94]+[.I94]))" office:value-type="float" office:value="57" calcext:value-type="float">
            <text:p>5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225" calcext:value-type="float">
            <text:p>225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formula="of:=[.G94]/[.E94]" office:value-type="percentage" office:value="0.0420841683366734" calcext:value-type="percentage">
            <text:p>4,21%</text:p>
          </table:table-cell>
          <table:table-cell office:value-type="string" calcext:value-type="string">
            <text:p>https://www.facebook.com/Prefeitura.SJP/photos/a.346639125402726/3166215266778417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4" calcext:value-type="date">
            <text:p>24/06/20</text:p>
          </table:table-cell>
          <table:table-cell table:style-name="ce39" office:value-type="float" office:value="94" calcext:value-type="float">
            <text:p>9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09" calcext:value-type="float">
            <text:p>509</text:p>
          </table:table-cell>
          <table:table-cell table:formula="of:=[.E95]-[.E94]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formula="of:=[.G95]-[.G94]"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table:formula="of:=([.E95]-([.G95]+[.I95]))"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95]/[.E95]" office:value-type="percentage" office:value="0.0412573673870334" calcext:value-type="percentage">
            <text:p>4,13%</text:p>
          </table:table-cell>
          <table:table-cell office:value-type="string" calcext:value-type="string">
            <text:p>https://www.facebook.com/Prefeitura.SJP/photos/a.346639125402726/3169108926489051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5" calcext:value-type="date">
            <text:p>25/06/20</text:p>
          </table:table-cell>
          <table:table-cell table:style-name="ce39" office:value-type="float" office:value="95" calcext:value-type="float">
            <text:p>9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17" calcext:value-type="float">
            <text:p>517</text:p>
          </table:table-cell>
          <table:table-cell table:formula="of:=[.E96]-[.E95]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G96]-[.G95]" office:value-type="float" office:value="3" calcext:value-type="float">
            <text:p>3</text:p>
          </table:table-cell>
          <table:table-cell office:value-type="float" office:value="443" calcext:value-type="float">
            <text:p>443</text:p>
          </table:table-cell>
          <table:table-cell table:formula="of:=([.E96]-([.G96]+[.I96]))"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96]/[.E96]" office:value-type="percentage" office:value="0.04642166344294" calcext:value-type="percentage">
            <text:p>4,64%</text:p>
          </table:table-cell>
          <table:table-cell office:value-type="string" calcext:value-type="string">
            <text:p>https://www.facebook.com/Prefeitura.SJP/photos/a.346639125402726/3171470796252864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6" calcext:value-type="date">
            <text:p>26/06/20</text:p>
          </table:table-cell>
          <table:table-cell table:style-name="ce39" office:value-type="float" office:value="96" calcext:value-type="float">
            <text:p>9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68" calcext:value-type="float">
            <text:p>568</text:p>
          </table:table-cell>
          <table:table-cell table:formula="of:=[.E97]-[.E96]"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table:formula="of:=[.G97]-[.G96]"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table:formula="of:=([.E97]-([.G97]+[.I97]))"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97]/[.E97]" office:value-type="percentage" office:value="0.0440140845070423" calcext:value-type="percentage">
            <text:p>4,40%</text:p>
          </table:table-cell>
          <table:table-cell office:value-type="string" calcext:value-type="string">
            <text:p>https://www.facebook.com/Prefeitura.SJP/photos/a.346639125402726/3174481629285114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7" calcext:value-type="date">
            <text:p>27/06/20</text:p>
          </table:table-cell>
          <table:table-cell table:style-name="ce39" office:value-type="float" office:value="97" calcext:value-type="float">
            <text:p>9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82" calcext:value-type="float">
            <text:p>582</text:p>
          </table:table-cell>
          <table:table-cell table:formula="of:=[.E98]-[.E97]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[.G98]-[.G97]" office:value-type="float" office:value="2" calcext:value-type="float">
            <text:p>2</text:p>
          </table:table-cell>
          <table:table-cell office:value-type="float" office:value="496" calcext:value-type="float">
            <text:p>496</text:p>
          </table:table-cell>
          <table:table-cell table:formula="of:=([.E98]-([.G98]+[.I98]))"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98]/[.E98]" office:value-type="percentage" office:value="0.0463917525773196" calcext:value-type="percentage">
            <text:p>4,64%</text:p>
          </table:table-cell>
          <table:table-cell office:value-type="string" calcext:value-type="string">
            <text:p>https://www.facebook.com/Prefeitura.SJP/photos/a.346639125402726/3177305702336040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8" calcext:value-type="date">
            <text:p>28/06/20</text:p>
          </table:table-cell>
          <table:table-cell table:style-name="ce39" office:value-type="float" office:value="98" calcext:value-type="float">
            <text:p>9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86" calcext:value-type="float">
            <text:p>586</text:p>
          </table:table-cell>
          <table:table-cell table:formula="of:=[.E99]-[.E98]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formula="of:=[.G99]-[.G98]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formula="of:=([.E99]-([.G99]+[.I99]))" office:value-type="float" office:value="48" calcext:value-type="float">
            <text:p>48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99]/[.E99]" office:value-type="percentage" office:value="0.0460750853242321" calcext:value-type="percentage">
            <text:p>4,61%</text:p>
          </table:table-cell>
          <table:table-cell office:value-type="string" calcext:value-type="string">
            <text:p>https://pt-br.facebook.com/Prefeitura.SJP/photos/a.346639125402726/3180239415376002/?type=3&amp;eid=ARBCUTHMsPmPqAJEvoe4XtgDfcmkD9yLl3zNTYhfCDQrt6NfMIMisUySGNfRzmLYM8iRo7AjfVXnZgub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9" calcext:value-type="date">
            <text:p>29/06/20</text:p>
          </table:table-cell>
          <table:table-cell table:style-name="ce39" office:value-type="float" office:value="99" calcext:value-type="float">
            <text:p>9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11" calcext:value-type="float">
            <text:p>611</text:p>
          </table:table-cell>
          <table:table-cell table:formula="of:=[.E100]-[.E99]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formula="of:=[.G100]-[.G99]" office:value-type="float" office:value="1" calcext:value-type="float">
            <text:p>1</text:p>
          </table:table-cell>
          <table:table-cell office:value-type="float" office:value="523" calcext:value-type="float">
            <text:p>523</text:p>
          </table:table-cell>
          <table:table-cell table:formula="of:=([.E100]-([.G100]+[.I100]))"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0]/[.E100]" office:value-type="percentage" office:value="0.0458265139116203" calcext:value-type="percentage">
            <text:p>4,58%</text:p>
          </table:table-cell>
          <table:table-cell office:value-type="string" calcext:value-type="string">
            <text:p>https://pt-br.facebook.com/Prefeitura.SJP/photos/a.346639125402726/3182795021787108/?type=3&amp;eid=ARBo2eIowpiS2H9JbVJ7XuMMHrPgIVqplwBqkRFTR22rCE9KC37svWMjVnlxq5FFsxGcJosPj5RKt7uq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30" calcext:value-type="date">
            <text:p>30/06/20</text:p>
          </table:table-cell>
          <table:table-cell table:style-name="ce39" office:value-type="float" office:value="100" calcext:value-type="float">
            <text:p>10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16" calcext:value-type="float">
            <text:p>616</text:p>
          </table:table-cell>
          <table:table-cell table:formula="of:=[.E101]-[.E100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[.G101]-[.G100]" office:value-type="float" office:value="2" calcext:value-type="float">
            <text:p>2</text:p>
          </table:table-cell>
          <table:table-cell office:value-type="float" office:value="537" calcext:value-type="float">
            <text:p>537</text:p>
          </table:table-cell>
          <table:table-cell table:formula="of:=([.E101]-([.G101]+[.I101]))"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1]/[.E101]" office:value-type="percentage" office:value="0.0487012987012987" calcext:value-type="percentage">
            <text:p>4,87%</text:p>
          </table:table-cell>
          <table:table-cell office:value-type="string" calcext:value-type="string">
            <text:p>https://pt-br.facebook.com/Prefeitura.SJP/photos/a.628503120549657/3185276864872257/?type=3&amp;eid=ARC1V2C6Cl-psRxl1PEvSRrHVelUvYAoA8YjXxO76YDmtkp1YQ3je6sRe9S2M-Q08bS5nceC-4VewbQz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1" calcext:value-type="date">
            <text:p>01/07/20</text:p>
          </table:table-cell>
          <table:table-cell table:style-name="ce39" office:value-type="float" office:value="101" calcext:value-type="float">
            <text:p>10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48" calcext:value-type="float">
            <text:p>648</text:p>
          </table:table-cell>
          <table:table-cell table:formula="of:=[.E102]-[.E101]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formula="of:=[.G102]-[.G101]" office:value-type="float" office:value="1" calcext:value-type="float">
            <text:p>1</text:p>
          </table:table-cell>
          <table:table-cell office:value-type="float" office:value="566" calcext:value-type="float">
            <text:p>566</text:p>
          </table:table-cell>
          <table:table-cell table:formula="of:=([.E102]-([.G102]+[.I102]))"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2]/[.E102]" office:value-type="percentage" office:value="0.0478395061728395" calcext:value-type="percentage">
            <text:p>4,78%</text:p>
          </table:table-cell>
          <table:table-cell office:value-type="string" calcext:value-type="string">
            <text:p>https://pt-br.facebook.com/Prefeitura.SJP/photos/a.628503120549657/3187959894603954/?type=3&amp;eid=ARChkmGToXRgnQ6jKDfRbHAmP8dslQRxAW-tYbidIN796H41FnFMBfydEpzf9o4mbUAJMCU9zjXp0n72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2" calcext:value-type="date">
            <text:p>02/07/20</text:p>
          </table:table-cell>
          <table:table-cell table:style-name="ce39" office:value-type="float" office:value="102" calcext:value-type="float">
            <text:p>10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75" calcext:value-type="float">
            <text:p>675</text:p>
          </table:table-cell>
          <table:table-cell table:formula="of:=[.E103]-[.E102]"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formula="of:=[.G103]-[.G102]" office:value-type="float" office:value="1" calcext:value-type="float">
            <text:p>1</text:p>
          </table:table-cell>
          <table:table-cell office:value-type="float" office:value="590" calcext:value-type="float">
            <text:p>590</text:p>
          </table:table-cell>
          <table:table-cell table:formula="of:=([.E103]-([.G103]+[.I103]))"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3]/[.E103]" office:value-type="percentage" office:value="0.0474074074074074" calcext:value-type="percentage">
            <text:p>4,74%</text:p>
          </table:table-cell>
          <table:table-cell office:value-type="string" calcext:value-type="string">
            <text:p>https://pt-br.facebook.com/Prefeitura.SJP/photos/a.346639125402726/3190738430992767/?type=3&amp;eid=ARBG5Xd1NP-w3vvxZMAJq_DeTc5O2hINoHgDjlH0QgXH8KKC4yDzDty9aALzXTaIwH0welm7GX-1vi5i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3" calcext:value-type="date">
            <text:p>03/07/20</text:p>
          </table:table-cell>
          <table:table-cell table:style-name="ce39" office:value-type="float" office:value="103" calcext:value-type="float">
            <text:p>10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92" calcext:value-type="float">
            <text:p>692</text:p>
          </table:table-cell>
          <table:table-cell table:formula="of:=[.E104]-[.E103]"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formula="of:=[.G104]-[.G103]" office:value-type="float" office:value="3" calcext:value-type="float">
            <text:p>3</text:p>
          </table:table-cell>
          <table:table-cell office:value-type="float" office:value="601" calcext:value-type="float">
            <text:p>601</text:p>
          </table:table-cell>
          <table:table-cell table:formula="of:=([.E104]-([.G104]+[.I104]))"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4]/[.E104]" office:value-type="percentage" office:value="0.0505780346820809" calcext:value-type="percentage">
            <text:p>5,06%</text:p>
          </table:table-cell>
          <table:table-cell office:value-type="string" calcext:value-type="string">
            <text:p>https://pt-br.facebook.com/Prefeitura.SJP/photos/a.346639125402726/3193456954054248/?type=3&amp;eid=ARDhEIPHxb4j55Rbz3vKMbQMk1e6J50mLPySGxXZSe09GI-kfAIQOzw4HAHE_6vSwJ3QYS7PAi6UNQgZ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4" calcext:value-type="date">
            <text:p>04/07/20</text:p>
          </table:table-cell>
          <table:table-cell table:style-name="ce39" office:value-type="float" office:value="104" calcext:value-type="float">
            <text:p>10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17" calcext:value-type="float">
            <text:p>717</text:p>
          </table:table-cell>
          <table:table-cell table:formula="of:=[.E105]-[.E104]"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formula="of:=[.G105]-[.G104]" office:value-type="float" office:value="1" calcext:value-type="float">
            <text:p>1</text:p>
          </table:table-cell>
          <table:table-cell office:value-type="float" office:value="617" calcext:value-type="float">
            <text:p>617</text:p>
          </table:table-cell>
          <table:table-cell table:formula="of:=([.E105]-([.G105]+[.I105]))"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5]/[.E105]" office:value-type="percentage" office:value="0.0502092050209205" calcext:value-type="percentage">
            <text:p>5,02%</text:p>
          </table:table-cell>
          <table:table-cell office:value-type="string" calcext:value-type="string">
            <text:p>https://pt-br.facebook.com/Prefeitura.SJP/photos/a.346639125402726/3196261247107152/?type=3&amp;eid=ARDLxDq_jVZATFsZh2_H5tyEWZjXO6jPnEWHNcwJhTk1FaoTLgFlteOyvDp4nbc6cuaOnknSjXTivnM7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5" calcext:value-type="date">
            <text:p>05/07/20</text:p>
          </table:table-cell>
          <table:table-cell table:style-name="ce39" office:value-type="float" office:value="105" calcext:value-type="float">
            <text:p>10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26" calcext:value-type="float">
            <text:p>726</text:p>
          </table:table-cell>
          <table:table-cell table:formula="of:=[.E106]-[.E105]"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formula="of:=[.G106]-[.G105]" office:value-type="float" office:value="1" calcext:value-type="float">
            <text:p>1</text:p>
          </table:table-cell>
          <table:table-cell office:value-type="float" office:value="628" calcext:value-type="float">
            <text:p>628</text:p>
          </table:table-cell>
          <table:table-cell table:formula="of:=([.E106]-([.G106]+[.I106]))"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6]/[.E106]" office:value-type="percentage" office:value="0.0509641873278237" calcext:value-type="percentage">
            <text:p>5,10%</text:p>
          </table:table-cell>
          <table:table-cell office:value-type="string" calcext:value-type="string">
            <text:p>https://pt-br.facebook.com/Prefeitura.SJP/photos/a.346639125402726/3198756300190980/?type=3&amp;eid=ARCV8pOeZ8Av10xgVz8Zx7rLHJ-kblDNz_njzGmtQ3VYMozOq0v6GP4NryQSEGplzbvam1TDgYZM7uWP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6" calcext:value-type="date">
            <text:p>06/07/20</text:p>
          </table:table-cell>
          <table:table-cell table:style-name="ce39" office:value-type="float" office:value="106" calcext:value-type="float">
            <text:p>10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35" calcext:value-type="float">
            <text:p>735</text:p>
          </table:table-cell>
          <table:table-cell table:formula="of:=[.E107]-[.E106]"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formula="of:=[.G107]-[.G106]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formula="of:=([.E107]-([.G107]+[.I107]))"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7]/[.E107]" office:value-type="percentage" office:value="0.0503401360544218" calcext:value-type="percentage">
            <text:p>5,03%</text:p>
          </table:table-cell>
          <table:table-cell office:value-type="string" calcext:value-type="string">
            <text:p>https://pt-br.facebook.com/Prefeitura.SJP/photos/a.346639125402726/3201552136578063/?type=3&amp;eid=ARCyKALvi71lKUh_8lJR2wSCi2mqkAsNsC0htwiQRZ89q3mmOAUCWJ9rcqwkg8Dxqkwu4Sq2YQdZ5QDs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7" calcext:value-type="date">
            <text:p>07/07/20</text:p>
          </table:table-cell>
          <table:table-cell table:style-name="ce39" office:value-type="float" office:value="107" calcext:value-type="float">
            <text:p>10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75" calcext:value-type="float">
            <text:p>775</text:p>
          </table:table-cell>
          <table:table-cell table:formula="of:=[.E108]-[.E107]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formula="of:=[.G108]-[.G107]" office:value-type="float" office:value="4" calcext:value-type="float">
            <text:p>4</text:p>
          </table:table-cell>
          <table:table-cell office:value-type="float" office:value="656" calcext:value-type="float">
            <text:p>656</text:p>
          </table:table-cell>
          <table:table-cell table:formula="of:=([.E108]-([.G108]+[.I108]))"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8]/[.E108]" office:value-type="percentage" office:value="0.0529032258064516" calcext:value-type="percentage">
            <text:p>5,29%</text:p>
          </table:table-cell>
          <table:table-cell office:value-type="string" calcext:value-type="string">
            <text:p>https://pt-br.facebook.com/Prefeitura.SJP/photos/a.346639125402726/3204179869648623/?type=3&amp;eid=ARB8t80JqYRQF1nQHLu3AtP2jmiexDMrVZWDApem29jhnrlE2a5eMQHy836qA4-k3kXRgSPm1rVGwh1m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8" calcext:value-type="date">
            <text:p>08/07/20</text:p>
          </table:table-cell>
          <table:table-cell table:style-name="ce39" office:value-type="float" office:value="108" calcext:value-type="float">
            <text:p>10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98" calcext:value-type="float">
            <text:p>798</text:p>
          </table:table-cell>
          <table:table-cell table:formula="of:=[.E109]-[.E108]"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table:formula="of:=[.G109]-[.G108]" office:value-type="float" office:value="1" calcext:value-type="float">
            <text:p>1</text:p>
          </table:table-cell>
          <table:table-cell office:value-type="float" office:value="685" calcext:value-type="float">
            <text:p>685</text:p>
          </table:table-cell>
          <table:table-cell table:formula="of:=([.E109]-([.G109]+[.I109]))"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9]/[.E109]" office:value-type="percentage" office:value="0.0526315789473684" calcext:value-type="percentage">
            <text:p>5,26%</text:p>
          </table:table-cell>
          <table:table-cell office:value-type="string" calcext:value-type="string">
            <text:p>https://pt-br.facebook.com/Prefeitura.SJP/photos/a.346639125402726/3206923802707563/?type=3&amp;eid=ARCw0MvXxjd2_u4q7KVRddIX-7E0B-qdEO_MmeNKgwAefRfHJ1T2h_ncBXGpShdK7IabqS_muDVG_JSy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9" calcext:value-type="date">
            <text:p>09/07/20</text:p>
          </table:table-cell>
          <table:table-cell table:style-name="ce39" office:value-type="float" office:value="109" calcext:value-type="float">
            <text:p>10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824" calcext:value-type="float">
            <text:p>824</text:p>
          </table:table-cell>
          <table:table-cell table:formula="of:=[.E110]-[.E109]"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table:formula="of:=[.G110]-[.G109]" office:value-type="float" office:value="4" calcext:value-type="float">
            <text:p>4</text:p>
          </table:table-cell>
          <table:table-cell office:value-type="float" office:value="705" calcext:value-type="float">
            <text:p>705</text:p>
          </table:table-cell>
          <table:table-cell table:formula="of:=([.E110]-([.G110]+[.I110]))"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0]/[.E110]" office:value-type="percentage" office:value="0.0558252427184466" calcext:value-type="percentage">
            <text:p>5,58%</text:p>
          </table:table-cell>
          <table:table-cell office:value-type="string" calcext:value-type="string">
            <text:p>https://pt-br.facebook.com/Prefeitura.SJP/photos/a.346639125402726/3209584715774805/?type=3&amp;eid=ARCQ_Ty1lI2rxL4DUYOqrzUfElEn9eWqaJwXnDeFj-1CYGfGFB50WGPDDm6lPLWyeHgxEAG20-hY-1UD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0" calcext:value-type="date">
            <text:p>10/07/20</text:p>
          </table:table-cell>
          <table:table-cell table:style-name="ce39" office:value-type="float" office:value="110" calcext:value-type="float">
            <text:p>11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833" calcext:value-type="float">
            <text:p>833</text:p>
          </table:table-cell>
          <table:table-cell table:formula="of:=[.E111]-[.E110]"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formula="of:=[.G111]-[.G110]" office:value-type="float" office:value="1" calcext:value-type="float">
            <text:p>1</text:p>
          </table:table-cell>
          <table:table-cell office:value-type="float" office:value="723" calcext:value-type="float">
            <text:p>723</text:p>
          </table:table-cell>
          <table:table-cell table:formula="of:=([.E111]-([.G111]+[.I111]))"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1]/[.E111]" office:value-type="percentage" office:value="0.0564225690276111" calcext:value-type="percentage">
            <text:p>5,64%</text:p>
          </table:table-cell>
          <table:table-cell office:value-type="string" calcext:value-type="string">
            <text:p>https://pt-br.facebook.com/Prefeitura.SJP/photos/a.628503120549657/3211901618876448/?type=3&amp;eid=ARCfib1UlL5R5-_9y5FaJkEMNLxo65QWyB3mGmSvUtsmGoSWCUq-CRRC4EelmB4Q-9c9SwtewJdOhXIF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1" calcext:value-type="date">
            <text:p>11/07/20</text:p>
          </table:table-cell>
          <table:table-cell table:style-name="ce39" office:value-type="float" office:value="111" calcext:value-type="float">
            <text:p>11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870" calcext:value-type="float">
            <text:p>870</text:p>
          </table:table-cell>
          <table:table-cell table:formula="of:=[.E112]-[.E111]"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formula="of:=[.G112]-[.G111]"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table:formula="of:=([.E112]-([.G112]+[.I112]))"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2]/[.E112]" office:value-type="percentage" office:value="0.0540229885057471" calcext:value-type="percentage">
            <text:p>5,40%</text:p>
          </table:table-cell>
          <table:table-cell office:value-type="string" calcext:value-type="string">
            <text:p>https://pt-br.facebook.com/Prefeitura.SJP/photos/a.628503120549657/3214369161963027/?type=3&amp;eid=ARABqOE84SzuqjKlekN0sSKyOeDDs27TYQ0Y32SE7ECl5lvSrIbh6u9tYFxioPSktv6vjcTShSJSM0j_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2" calcext:value-type="date">
            <text:p>12/07/20</text:p>
          </table:table-cell>
          <table:table-cell table:style-name="ce39" office:value-type="float" office:value="112" calcext:value-type="float">
            <text:p>11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881" calcext:value-type="float">
            <text:p>881</text:p>
          </table:table-cell>
          <table:table-cell table:formula="of:=[.E113]-[.E112]"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table:formula="of:=[.G113]-[.G112]"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  <table:table-cell table:formula="of:=([.E113]-([.G113]+[.I113]))"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3]/[.E113]" office:value-type="percentage" office:value="0.054483541430193" calcext:value-type="percentage">
            <text:p>5,45%</text:p>
          </table:table-cell>
          <table:table-cell office:value-type="string" calcext:value-type="string">
            <text:p>https://pt-br.facebook.com/Prefeitura.SJP/photos/a.628503120549657/3217525094980767/?type=3&amp;eid=ARAuFO_A87xSdPETMx8AbtT8TfEf836gWK4TSrqtulO20fIsz3QZrvMFl7MRB41UwLcH7DMIReMDHVqU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3" calcext:value-type="date">
            <text:p>13/07/20</text:p>
          </table:table-cell>
          <table:table-cell table:style-name="ce39" office:value-type="float" office:value="113" calcext:value-type="float">
            <text:p>11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13" calcext:value-type="float">
            <text:p>913</text:p>
          </table:table-cell>
          <table:table-cell table:formula="of:=[.E114]-[.E113]"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table:formula="of:=[.G114]-[.G113]" office:value-type="float" office:value="5" calcext:value-type="float">
            <text:p>5</text:p>
          </table:table-cell>
          <table:table-cell office:value-type="float" office:value="746" calcext:value-type="float">
            <text:p>746</text:p>
          </table:table-cell>
          <table:table-cell table:formula="of:=([.E114]-([.G114]+[.I114]))"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4]/[.E114]" office:value-type="percentage" office:value="0.0580503833515882" calcext:value-type="percentage">
            <text:p>5,81%</text:p>
          </table:table-cell>
          <table:table-cell office:value-type="string" calcext:value-type="string">
            <text:p>https://pt-br.facebook.com/Prefeitura.SJP/photos/a.628503120549657/3220329888033621/?type=3&amp;eid=ARC8KZl7ZcSbukQzPxxtzwCt5urGvB4sVm_hi10O6GH1ccEcvRx1eeVcGpbAJxm3ChxwuP3natiWo_-p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4" calcext:value-type="date">
            <text:p>14/07/20</text:p>
          </table:table-cell>
          <table:table-cell table:style-name="ce39" office:value-type="float" office:value="114" calcext:value-type="float">
            <text:p>11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45" calcext:value-type="float">
            <text:p>945</text:p>
          </table:table-cell>
          <table:table-cell table:formula="of:=[.E115]-[.E114]"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table:formula="of:=[.G115]-[.G114]"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table:formula="of:=([.E115]-([.G115]+[.I115]))" office:value-type="float" office:value="105" calcext:value-type="float">
            <text:p>105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5]/[.E115]" office:value-type="percentage" office:value="0.0560846560846561" calcext:value-type="percentage">
            <text:p>5,61%</text:p>
          </table:table-cell>
          <table:table-cell office:value-type="string" calcext:value-type="string">
            <text:p>https://pt-br.facebook.com/Prefeitura.SJP/photos/a.628503120549657/3222986777767932/?type=3&amp;eid=ARCuyHTXA1pWCAUgbDj7oMinu4iFZX7gUF6ZNty7YHiKNzy96JYezpfsDUE9KUH_S-4WUb2fQQ39pUD4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5" calcext:value-type="date">
            <text:p>15/07/20</text:p>
          </table:table-cell>
          <table:table-cell table:style-name="ce39" office:value-type="float" office:value="115" calcext:value-type="float">
            <text:p>11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16]-[.E115]" office:value-type="float" office:value="-945" calcext:value-type="float">
            <text:p>-945</text:p>
          </table:table-cell>
          <table:table-cell/>
          <table:table-cell table:formula="of:=[.G116]-[.G115]" office:value-type="float" office:value="-53" calcext:value-type="float">
            <text:p>-53</text:p>
          </table:table-cell>
          <table:table-cell/>
          <table:table-cell table:formula="of:=([.E116]-([.G116]+[.I116]))" office:value-type="float" office:value="0" calcext:value-type="float">
            <text:p>0</text:p>
          </table:table-cell>
          <table:table-cell table:number-columns-repeated="5"/>
          <table:table-cell table:formula="of:=[.G116]/[.E116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7-16" calcext:value-type="date">
            <text:p>16/07/20</text:p>
          </table:table-cell>
          <table:table-cell table:style-name="ce39" office:value-type="float" office:value="116" calcext:value-type="float">
            <text:p>11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17]-[.E116]" office:value-type="float" office:value="0" calcext:value-type="float">
            <text:p>0</text:p>
          </table:table-cell>
          <table:table-cell/>
          <table:table-cell table:formula="of:=[.G117]-[.G116]" office:value-type="float" office:value="0" calcext:value-type="float">
            <text:p>0</text:p>
          </table:table-cell>
          <table:table-cell/>
          <table:table-cell table:formula="of:=([.E117]-([.G117]+[.I117]))" office:value-type="float" office:value="0" calcext:value-type="float">
            <text:p>0</text:p>
          </table:table-cell>
          <table:table-cell table:number-columns-repeated="5"/>
          <table:table-cell table:formula="of:=[.G117]/[.E11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7-17" calcext:value-type="date">
            <text:p>17/07/20</text:p>
          </table:table-cell>
          <table:table-cell table:style-name="ce39" office:value-type="float" office:value="117" calcext:value-type="float">
            <text:p>11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18]-[.E117]" office:value-type="float" office:value="0" calcext:value-type="float">
            <text:p>0</text:p>
          </table:table-cell>
          <table:table-cell/>
          <table:table-cell table:formula="of:=[.G118]-[.G117]" office:value-type="float" office:value="0" calcext:value-type="float">
            <text:p>0</text:p>
          </table:table-cell>
          <table:table-cell/>
          <table:table-cell table:formula="of:=([.E118]-([.G118]+[.I118]))" office:value-type="float" office:value="0" calcext:value-type="float">
            <text:p>0</text:p>
          </table:table-cell>
          <table:table-cell table:number-columns-repeated="5"/>
          <table:table-cell table:formula="of:=[.G118]/[.E118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7-18" calcext:value-type="date">
            <text:p>18/07/20</text:p>
          </table:table-cell>
          <table:table-cell table:style-name="ce39" office:value-type="float" office:value="118" calcext:value-type="float">
            <text:p>11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19]-[.E118]" office:value-type="float" office:value="0" calcext:value-type="float">
            <text:p>0</text:p>
          </table:table-cell>
          <table:table-cell/>
          <table:table-cell table:formula="of:=[.G119]-[.G118]" office:value-type="float" office:value="0" calcext:value-type="float">
            <text:p>0</text:p>
          </table:table-cell>
          <table:table-cell/>
          <table:table-cell table:formula="of:=([.E119]-([.G119]+[.I119]))" office:value-type="float" office:value="0" calcext:value-type="float">
            <text:p>0</text:p>
          </table:table-cell>
          <table:table-cell table:number-columns-repeated="5"/>
          <table:table-cell table:formula="of:=[.G119]/[.E11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7-19" calcext:value-type="date">
            <text:p>19/07/20</text:p>
          </table:table-cell>
          <table:table-cell table:style-name="ce39" office:value-type="float" office:value="119" calcext:value-type="float">
            <text:p>11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20]-[.E119]" office:value-type="float" office:value="0" calcext:value-type="float">
            <text:p>0</text:p>
          </table:table-cell>
          <table:table-cell/>
          <table:table-cell table:formula="of:=[.G120]-[.G119]" office:value-type="float" office:value="0" calcext:value-type="float">
            <text:p>0</text:p>
          </table:table-cell>
          <table:table-cell/>
          <table:table-cell table:formula="of:=([.E120]-([.G120]+[.I120]))" office:value-type="float" office:value="0" calcext:value-type="float">
            <text:p>0</text:p>
          </table:table-cell>
          <table:table-cell table:number-columns-repeated="5"/>
          <table:table-cell table:formula="of:=[.G120]/[.E120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7-20" calcext:value-type="date">
            <text:p>20/07/20</text:p>
          </table:table-cell>
          <table:table-cell table:style-name="ce39" office:value-type="float" office:value="120" calcext:value-type="float">
            <text:p>1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21]-[.E120]" office:value-type="float" office:value="0" calcext:value-type="float">
            <text:p>0</text:p>
          </table:table-cell>
          <table:table-cell/>
          <table:table-cell table:formula="of:=[.G121]-[.G120]" office:value-type="float" office:value="0" calcext:value-type="float">
            <text:p>0</text:p>
          </table:table-cell>
          <table:table-cell/>
          <table:table-cell table:formula="of:=([.E121]-([.G121]+[.I121]))" office:value-type="float" office:value="0" calcext:value-type="float">
            <text:p>0</text:p>
          </table:table-cell>
          <table:table-cell table:number-columns-repeated="5"/>
          <table:table-cell table:formula="of:=[.G121]/[.E12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7-21" calcext:value-type="date">
            <text:p>21/07/20</text:p>
          </table:table-cell>
          <table:table-cell table:style-name="ce39" office:value-type="float" office:value="121" calcext:value-type="float">
            <text:p>12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22]-[.E121]" office:value-type="float" office:value="0" calcext:value-type="float">
            <text:p>0</text:p>
          </table:table-cell>
          <table:table-cell/>
          <table:table-cell table:formula="of:=[.G122]-[.G121]" office:value-type="float" office:value="0" calcext:value-type="float">
            <text:p>0</text:p>
          </table:table-cell>
          <table:table-cell/>
          <table:table-cell table:formula="of:=([.E122]-([.G122]+[.I122]))" office:value-type="float" office:value="0" calcext:value-type="float">
            <text:p>0</text:p>
          </table:table-cell>
          <table:table-cell table:number-columns-repeated="5"/>
          <table:table-cell table:formula="of:=[.G122]/[.E122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7-22" calcext:value-type="date">
            <text:p>22/07/20</text:p>
          </table:table-cell>
          <table:table-cell table:style-name="ce39" office:value-type="float" office:value="122" calcext:value-type="float">
            <text:p>12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23]-[.E122]" office:value-type="float" office:value="0" calcext:value-type="float">
            <text:p>0</text:p>
          </table:table-cell>
          <table:table-cell/>
          <table:table-cell table:formula="of:=[.G123]-[.G122]" office:value-type="float" office:value="0" calcext:value-type="float">
            <text:p>0</text:p>
          </table:table-cell>
          <table:table-cell/>
          <table:table-cell table:formula="of:=([.E123]-([.G123]+[.I123]))" office:value-type="float" office:value="0" calcext:value-type="float">
            <text:p>0</text:p>
          </table:table-cell>
          <table:table-cell table:number-columns-repeated="5"/>
          <table:table-cell table:formula="of:=[.G123]/[.E12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7-23" calcext:value-type="date">
            <text:p>23/07/20</text:p>
          </table:table-cell>
          <table:table-cell table:style-name="ce39" office:value-type="float" office:value="123" calcext:value-type="float">
            <text:p>12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24]-[.E123]" office:value-type="float" office:value="0" calcext:value-type="float">
            <text:p>0</text:p>
          </table:table-cell>
          <table:table-cell/>
          <table:table-cell table:formula="of:=[.G124]-[.G123]" office:value-type="float" office:value="0" calcext:value-type="float">
            <text:p>0</text:p>
          </table:table-cell>
          <table:table-cell/>
          <table:table-cell table:formula="of:=([.E124]-([.G124]+[.I124]))" office:value-type="float" office:value="0" calcext:value-type="float">
            <text:p>0</text:p>
          </table:table-cell>
          <table:table-cell table:number-columns-repeated="5"/>
          <table:table-cell table:formula="of:=[.G124]/[.E124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7-24" calcext:value-type="date">
            <text:p>24/07/20</text:p>
          </table:table-cell>
          <table:table-cell table:style-name="ce39" office:value-type="float" office:value="124" calcext:value-type="float">
            <text:p>12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25]-[.E124]" office:value-type="float" office:value="0" calcext:value-type="float">
            <text:p>0</text:p>
          </table:table-cell>
          <table:table-cell/>
          <table:table-cell table:formula="of:=[.G125]-[.G124]" office:value-type="float" office:value="0" calcext:value-type="float">
            <text:p>0</text:p>
          </table:table-cell>
          <table:table-cell/>
          <table:table-cell table:formula="of:=([.E125]-([.G125]+[.I125]))" office:value-type="float" office:value="0" calcext:value-type="float">
            <text:p>0</text:p>
          </table:table-cell>
          <table:table-cell table:number-columns-repeated="5"/>
          <table:table-cell table:formula="of:=[.G125]/[.E12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7-25" calcext:value-type="date">
            <text:p>25/07/20</text:p>
          </table:table-cell>
          <table:table-cell table:style-name="ce39" office:value-type="float" office:value="125" calcext:value-type="float">
            <text:p>12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26]-[.E125]" office:value-type="float" office:value="0" calcext:value-type="float">
            <text:p>0</text:p>
          </table:table-cell>
          <table:table-cell/>
          <table:table-cell table:formula="of:=[.G126]-[.G125]" office:value-type="float" office:value="0" calcext:value-type="float">
            <text:p>0</text:p>
          </table:table-cell>
          <table:table-cell/>
          <table:table-cell table:formula="of:=([.E126]-([.G126]+[.I126]))" office:value-type="float" office:value="0" calcext:value-type="float">
            <text:p>0</text:p>
          </table:table-cell>
          <table:table-cell table:number-columns-repeated="5"/>
          <table:table-cell table:formula="of:=[.G126]/[.E126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7-26" calcext:value-type="date">
            <text:p>26/07/20</text:p>
          </table:table-cell>
          <table:table-cell table:style-name="ce39" office:value-type="float" office:value="126" calcext:value-type="float">
            <text:p>12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7-27" calcext:value-type="date">
            <text:p>27/07/20</text:p>
          </table:table-cell>
          <table:table-cell table:style-name="ce39" office:value-type="float" office:value="127" calcext:value-type="float">
            <text:p>12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7-28" calcext:value-type="date">
            <text:p>28/07/20</text:p>
          </table:table-cell>
          <table:table-cell table:style-name="ce39" office:value-type="float" office:value="128" calcext:value-type="float">
            <text:p>12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7-29" calcext:value-type="date">
            <text:p>29/07/20</text:p>
          </table:table-cell>
          <table:table-cell table:style-name="ce39" office:value-type="float" office:value="129" calcext:value-type="float">
            <text:p>12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7-30" calcext:value-type="date">
            <text:p>30/07/20</text:p>
          </table:table-cell>
          <table:table-cell table:style-name="ce39" office:value-type="float" office:value="130" calcext:value-type="float">
            <text:p>13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7-31" calcext:value-type="date">
            <text:p>31/07/20</text:p>
          </table:table-cell>
          <table:table-cell table:style-name="ce39" office:value-type="float" office:value="131" calcext:value-type="float">
            <text:p>13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01" calcext:value-type="date">
            <text:p>01/08/20</text:p>
          </table:table-cell>
          <table:table-cell table:style-name="ce39" office:value-type="float" office:value="132" calcext:value-type="float">
            <text:p>13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02" calcext:value-type="date">
            <text:p>02/08/20</text:p>
          </table:table-cell>
          <table:table-cell table:style-name="ce39" office:value-type="float" office:value="133" calcext:value-type="float">
            <text:p>13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03" calcext:value-type="date">
            <text:p>03/08/20</text:p>
          </table:table-cell>
          <table:table-cell table:style-name="ce39" office:value-type="float" office:value="134" calcext:value-type="float">
            <text:p>13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04" calcext:value-type="date">
            <text:p>04/08/20</text:p>
          </table:table-cell>
          <table:table-cell table:style-name="ce39" office:value-type="float" office:value="135" calcext:value-type="float">
            <text:p>13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05" calcext:value-type="date">
            <text:p>05/08/20</text:p>
          </table:table-cell>
          <table:table-cell table:style-name="ce39" office:value-type="float" office:value="136" calcext:value-type="float">
            <text:p>13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06" calcext:value-type="date">
            <text:p>06/08/20</text:p>
          </table:table-cell>
          <table:table-cell table:style-name="ce39" office:value-type="float" office:value="137" calcext:value-type="float">
            <text:p>13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07" calcext:value-type="date">
            <text:p>07/08/20</text:p>
          </table:table-cell>
          <table:table-cell table:style-name="ce39" office:value-type="float" office:value="138" calcext:value-type="float">
            <text:p>13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08" calcext:value-type="date">
            <text:p>08/08/20</text:p>
          </table:table-cell>
          <table:table-cell table:style-name="ce39" office:value-type="float" office:value="139" calcext:value-type="float">
            <text:p>13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09" calcext:value-type="date">
            <text:p>09/08/20</text:p>
          </table:table-cell>
          <table:table-cell table:style-name="ce39" office:value-type="float" office:value="140" calcext:value-type="float">
            <text:p>14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10" calcext:value-type="date">
            <text:p>10/08/20</text:p>
          </table:table-cell>
          <table:table-cell table:style-name="ce39" office:value-type="float" office:value="141" calcext:value-type="float">
            <text:p>14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11" calcext:value-type="date">
            <text:p>11/08/20</text:p>
          </table:table-cell>
          <table:table-cell table:style-name="ce39" office:value-type="float" office:value="142" calcext:value-type="float">
            <text:p>14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12" calcext:value-type="date">
            <text:p>12/08/20</text:p>
          </table:table-cell>
          <table:table-cell table:style-name="ce39" office:value-type="float" office:value="143" calcext:value-type="float">
            <text:p>14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13" calcext:value-type="date">
            <text:p>13/08/20</text:p>
          </table:table-cell>
          <table:table-cell table:style-name="ce39" office:value-type="float" office:value="144" calcext:value-type="float">
            <text:p>14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14" calcext:value-type="date">
            <text:p>14/08/20</text:p>
          </table:table-cell>
          <table:table-cell table:style-name="ce39" office:value-type="float" office:value="145" calcext:value-type="float">
            <text:p>14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15" calcext:value-type="date">
            <text:p>15/08/20</text:p>
          </table:table-cell>
          <table:table-cell table:style-name="ce39" office:value-type="float" office:value="146" calcext:value-type="float">
            <text:p>14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16" calcext:value-type="date">
            <text:p>16/08/20</text:p>
          </table:table-cell>
          <table:table-cell table:style-name="ce39" office:value-type="float" office:value="147" calcext:value-type="float">
            <text:p>14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17" calcext:value-type="date">
            <text:p>17/08/20</text:p>
          </table:table-cell>
          <table:table-cell table:style-name="ce39" office:value-type="float" office:value="148" calcext:value-type="float">
            <text:p>14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18" calcext:value-type="date">
            <text:p>18/08/20</text:p>
          </table:table-cell>
          <table:table-cell table:style-name="ce39" office:value-type="float" office:value="149" calcext:value-type="float">
            <text:p>14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19" calcext:value-type="date">
            <text:p>19/08/20</text:p>
          </table:table-cell>
          <table:table-cell table:style-name="ce39" office:value-type="float" office:value="150" calcext:value-type="float">
            <text:p>15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20" calcext:value-type="date">
            <text:p>20/08/20</text:p>
          </table:table-cell>
          <table:table-cell table:style-name="ce39" office:value-type="float" office:value="151" calcext:value-type="float">
            <text:p>15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21" calcext:value-type="date">
            <text:p>21/08/20</text:p>
          </table:table-cell>
          <table:table-cell table:style-name="ce39" office:value-type="float" office:value="152" calcext:value-type="float">
            <text:p>15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22" calcext:value-type="date">
            <text:p>22/08/20</text:p>
          </table:table-cell>
          <table:table-cell table:style-name="ce39" office:value-type="float" office:value="153" calcext:value-type="float">
            <text:p>15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23" calcext:value-type="date">
            <text:p>23/08/20</text:p>
          </table:table-cell>
          <table:table-cell table:style-name="ce39" office:value-type="float" office:value="154" calcext:value-type="float">
            <text:p>15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24" calcext:value-type="date">
            <text:p>24/08/20</text:p>
          </table:table-cell>
          <table:table-cell table:style-name="ce39" office:value-type="float" office:value="155" calcext:value-type="float">
            <text:p>15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25" calcext:value-type="date">
            <text:p>25/08/20</text:p>
          </table:table-cell>
          <table:table-cell table:style-name="ce39" office:value-type="float" office:value="156" calcext:value-type="float">
            <text:p>15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/>
          <table:table-cell table:style-name="ce39" office:value-type="float" office:value="157" calcext:value-type="float">
            <text:p>157</text:p>
          </table:table-cell>
          <table:table-cell table:number-columns-repeated="33"/>
        </table:table-row>
        <table:table-row table:style-name="ro2" table:number-rows-repeated="1048417">
          <table:table-cell table:number-columns-repeated="35"/>
        </table:table-row>
        <table:table-row table:style-name="ro2">
          <table:table-cell table:number-columns-repeated="35"/>
        </table:table-row>
      </table:table>
      <table:table table:name="grafico_30_05_2020" table:style-name="ta1">
        <office:forms form:automatic-focus="false" form:apply-design-mode="false"/>
        <table:shapes>
          <draw:frame draw:z-index="0" draw:style-name="gr1" draw:text-style-name="P1" svg:width="29.655cm" svg:height="16.15cm" svg:x="5.451cm" svg:y="3.559cm">
            <draw:object draw:notify-on-update-of-ranges="grafico_30_05_2020.A3:grafico_30_05_2020.A69 grafico_30_05_2020.B2:grafico_30_05_2020.B2 grafico_30_05_2020.B3:grafico_30_05_2020.B6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37"/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Casos</text:p>
          </table:table-cell>
        </table:table-row>
        <table:table-row table:style-name="ro2">
          <table:table-cell table:style-name="ce36" office:value-type="date" office:date-value="2020-03-23" calcext:value-type="date">
            <text:p>23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4" calcext:value-type="date">
            <text:p>24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5" calcext:value-type="date">
            <text:p>25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6" calcext:value-type="date">
            <text:p>26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7" calcext:value-type="date">
            <text:p>27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8" calcext:value-type="date">
            <text:p>28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9" calcext:value-type="date">
            <text:p>29/03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6" office:value-type="date" office:date-value="2020-03-30" calcext:value-type="date">
            <text:p>30/03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6" office:value-type="date" office:date-value="2020-03-31" calcext:value-type="date">
            <text:p>31/03/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36" office:value-type="date" office:date-value="2020-04-01" calcext:value-type="date">
            <text:p>01/04/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6" office:value-type="date" office:date-value="2020-04-02" calcext:value-type="date">
            <text:p>02/04/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6" office:value-type="date" office:date-value="2020-04-03" calcext:value-type="date">
            <text:p>03/04/2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36" office:value-type="date" office:date-value="2020-04-04" calcext:value-type="date">
            <text:p>04/04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6" office:value-type="date" office:date-value="2020-04-05" calcext:value-type="date">
            <text:p>05/04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6" office:value-type="date" office:date-value="2020-04-06" calcext:value-type="date">
            <text:p>06/04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6" office:value-type="date" office:date-value="2020-04-07" calcext:value-type="date">
            <text:p>07/04/2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36" office:value-type="date" office:date-value="2020-04-08" calcext:value-type="date">
            <text:p>08/04/2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36" office:value-type="date" office:date-value="2020-04-09" calcext:value-type="date">
            <text:p>09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6" office:value-type="date" office:date-value="2020-04-10" calcext:value-type="date">
            <text:p>10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6" office:value-type="date" office:date-value="2020-04-11" calcext:value-type="date">
            <text:p>11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6" office:value-type="date" office:date-value="2020-04-12" calcext:value-type="date">
            <text:p>12/04/2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36" office:value-type="date" office:date-value="2020-04-13" calcext:value-type="date">
            <text:p>13/04/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36" office:value-type="date" office:date-value="2020-04-14" calcext:value-type="date">
            <text:p>14/04/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36" office:value-type="date" office:date-value="2020-04-15" calcext:value-type="date">
            <text:p>15/04/2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table:style-name="ce36" office:value-type="date" office:date-value="2020-04-16" calcext:value-type="date">
            <text:p>16/04/20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table:style-name="ce36" office:value-type="date" office:date-value="2020-04-17" calcext:value-type="date">
            <text:p>17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18" calcext:value-type="date">
            <text:p>18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19" calcext:value-type="date">
            <text:p>19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0" calcext:value-type="date">
            <text:p>20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1" calcext:value-type="date">
            <text:p>21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2" calcext:value-type="date">
            <text:p>22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3" calcext:value-type="date">
            <text:p>23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4" calcext:value-type="date">
            <text:p>24/04/2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table:style-name="ce36" office:value-type="date" office:date-value="2020-04-25" calcext:value-type="date">
            <text:p>25/04/2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table:style-name="ce36" office:value-type="date" office:date-value="2020-04-26" calcext:value-type="date">
            <text:p>26/04/2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36" office:value-type="date" office:date-value="2020-04-27" calcext:value-type="date">
            <text:p>27/04/2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36" office:value-type="date" office:date-value="2020-04-28" calcext:value-type="date">
            <text:p>28/04/2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style-name="ce36" office:value-type="date" office:date-value="2020-04-29" calcext:value-type="date">
            <text:p>29/04/2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style-name="ce36" office:value-type="date" office:date-value="2020-04-30" calcext:value-type="date">
            <text:p>30/04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1" calcext:value-type="date">
            <text:p>01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2" calcext:value-type="date">
            <text:p>02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3" calcext:value-type="date">
            <text:p>03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4" calcext:value-type="date">
            <text:p>04/05/2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table:style-name="ce36" office:value-type="date" office:date-value="2020-05-05" calcext:value-type="date">
            <text:p>05/05/20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table:style-name="ce36" office:value-type="date" office:date-value="2020-05-06" calcext:value-type="date">
            <text:p>06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36" office:value-type="date" office:date-value="2020-05-07" calcext:value-type="date">
            <text:p>07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36" office:value-type="date" office:date-value="2020-05-08" calcext:value-type="date">
            <text:p>08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36" office:value-type="date" office:date-value="2020-05-09" calcext:value-type="date">
            <text:p>09/05/20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table:style-name="ce36" office:value-type="date" office:date-value="2020-05-10" calcext:value-type="date">
            <text:p>10/05/20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table:style-name="ce36" office:value-type="date" office:date-value="2020-05-11" calcext:value-type="date">
            <text:p>11/05/20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table:style-name="ce36" office:value-type="date" office:date-value="2020-05-12" calcext:value-type="date">
            <text:p>12/05/20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style-name="ce36" office:value-type="date" office:date-value="2020-05-13" calcext:value-type="date">
            <text:p>13/05/20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table:style-name="ce36" office:value-type="date" office:date-value="2020-05-14" calcext:value-type="date">
            <text:p>14/05/20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style-name="ce36" office:value-type="date" office:date-value="2020-05-15" calcext:value-type="date">
            <text:p>15/05/20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style-name="ce36" office:value-type="date" office:date-value="2020-05-16" calcext:value-type="date">
            <text:p>16/05/20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ce36" office:value-type="date" office:date-value="2020-05-17" calcext:value-type="date">
            <text:p>17/05/2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style-name="ce36" office:value-type="date" office:date-value="2020-05-18" calcext:value-type="date">
            <text:p>18/05/2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style-name="ce36" office:value-type="date" office:date-value="2020-05-19" calcext:value-type="date">
            <text:p>19/05/20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ce36" office:value-type="date" office:date-value="2020-05-20" calcext:value-type="date">
            <text:p>20/05/20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ce36" office:value-type="date" office:date-value="2020-05-21" calcext:value-type="date">
            <text:p>21/05/20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style-name="ce36" office:value-type="date" office:date-value="2020-05-22" calcext:value-type="date">
            <text:p>22/05/20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table:style-name="ce36" office:value-type="date" office:date-value="2020-05-23" calcext:value-type="date">
            <text:p>23/05/20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table:style-name="ce36" office:value-type="date" office:date-value="2020-05-24" calcext:value-type="date">
            <text:p>24/05/20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table:style-name="ce36" office:value-type="date" office:date-value="2020-05-25" calcext:value-type="date">
            <text:p>25/05/20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table:style-name="ce36" office:value-type="date" office:date-value="2020-05-26" calcext:value-type="date">
            <text:p>26/05/20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table:style-name="ce36" office:value-type="date" office:date-value="2020-05-27" calcext:value-type="date">
            <text:p>27/05/20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table:style-name="ce36" office:value-type="date" office:date-value="2020-05-28" calcext:value-type="date">
            <text:p>28/05/20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table:style-name="ce36" office:value-type="date" office:date-value="2020-05-29" calcext:value-type="date">
            <text:p>29/05/20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table:style-name="ce36" office:value-type="date" office:date-value="2020-05-30" calcext:value-type="date">
            <text:p>30/05/20</text:p>
          </table:table-cell>
          <table:table-cell/>
        </table:table-row>
        <table:table-row table:style-name="ro2">
          <table:table-cell table:style-name="ce36" office:value-type="date" office:date-value="2020-05-31" calcext:value-type="date">
            <text:p>31/05/20</text:p>
          </table:table-cell>
          <table:table-cell/>
        </table:table-row>
        <table:table-row table:style-name="ro2">
          <table:table-cell table:style-name="ce36" office:value-type="date" office:date-value="2020-06-01" calcext:value-type="date">
            <text:p>01/06/20</text:p>
          </table:table-cell>
          <table:table-cell/>
        </table:table-row>
        <table:table-row table:style-name="ro2">
          <table:table-cell table:style-name="ce36" office:value-type="date" office:date-value="2020-06-02" calcext:value-type="date">
            <text:p>02/06/20</text:p>
          </table:table-cell>
          <table:table-cell/>
        </table:table-row>
        <table:table-row table:style-name="ro2">
          <table:table-cell table:style-name="ce36" office:value-type="date" office:date-value="2020-06-03" calcext:value-type="date">
            <text:p>03/06/20</text:p>
          </table:table-cell>
          <table:table-cell/>
        </table:table-row>
        <table:table-row table:style-name="ro2">
          <table:table-cell table:style-name="ce36" office:value-type="date" office:date-value="2020-06-04" calcext:value-type="date">
            <text:p>04/06/20</text:p>
          </table:table-cell>
          <table:table-cell/>
        </table:table-row>
        <table:table-row table:style-name="ro2">
          <table:table-cell table:style-name="ce36" office:value-type="date" office:date-value="2020-06-05" calcext:value-type="date">
            <text:p>05/06/20</text:p>
          </table:table-cell>
          <table:table-cell/>
        </table:table-row>
        <table:table-row table:style-name="ro2">
          <table:table-cell table:style-name="ce36" office:value-type="date" office:date-value="2020-06-06" calcext:value-type="date">
            <text:p>06/06/20</text:p>
          </table:table-cell>
          <table:table-cell/>
        </table:table-row>
        <table:table-row table:style-name="ro2">
          <table:table-cell table:style-name="ce36" office:value-type="date" office:date-value="2020-06-07" calcext:value-type="date">
            <text:p>07/06/20</text:p>
          </table:table-cell>
          <table:table-cell/>
        </table:table-row>
        <table:table-row table:style-name="ro2">
          <table:table-cell table:style-name="ce36" office:value-type="date" office:date-value="2020-06-08" calcext:value-type="date">
            <text:p>08/06/20</text:p>
          </table:table-cell>
          <table:table-cell/>
        </table:table-row>
        <table:table-row table:style-name="ro2">
          <table:table-cell table:style-name="ce36" office:value-type="date" office:date-value="2020-06-09" calcext:value-type="date">
            <text:p>09/06/20</text:p>
          </table:table-cell>
          <table:table-cell/>
        </table:table-row>
        <table:table-row table:style-name="ro2">
          <table:table-cell table:style-name="ce36" office:value-type="date" office:date-value="2020-06-10" calcext:value-type="date">
            <text:p>10/06/20</text:p>
          </table:table-cell>
          <table:table-cell/>
        </table:table-row>
        <table:table-row table:style-name="ro2">
          <table:table-cell table:style-name="ce36" office:value-type="date" office:date-value="2020-06-11" calcext:value-type="date">
            <text:p>11/06/20</text:p>
          </table:table-cell>
          <table:table-cell/>
        </table:table-row>
        <table:table-row table:style-name="ro2">
          <table:table-cell table:style-name="ce36" office:value-type="date" office:date-value="2020-06-12" calcext:value-type="date">
            <text:p>12/06/20</text:p>
          </table:table-cell>
          <table:table-cell/>
        </table:table-row>
        <table:table-row table:style-name="ro2">
          <table:table-cell table:style-name="ce36" office:value-type="date" office:date-value="2020-06-13" calcext:value-type="date">
            <text:p>13/06/20</text:p>
          </table:table-cell>
          <table:table-cell/>
        </table:table-row>
        <table:table-row table:style-name="ro2">
          <table:table-cell table:style-name="ce36" office:value-type="date" office:date-value="2020-06-14" calcext:value-type="date">
            <text:p>14/06/20</text:p>
          </table:table-cell>
          <table:table-cell/>
        </table:table-row>
        <table:table-row table:style-name="ro2">
          <table:table-cell table:style-name="ce36" office:value-type="date" office:date-value="2020-06-15" calcext:value-type="date">
            <text:p>15/06/20</text:p>
          </table:table-cell>
          <table:table-cell/>
        </table:table-row>
        <table:table-row table:style-name="ro2">
          <table:table-cell table:style-name="ce36" office:value-type="date" office:date-value="2020-06-16" calcext:value-type="date">
            <text:p>16/06/20</text:p>
          </table:table-cell>
          <table:table-cell/>
        </table:table-row>
        <table:table-row table:style-name="ro2">
          <table:table-cell table:style-name="ce36" office:value-type="date" office:date-value="2020-06-17" calcext:value-type="date">
            <text:p>17/06/20</text:p>
          </table:table-cell>
          <table:table-cell/>
        </table:table-row>
        <table:table-row table:style-name="ro2">
          <table:table-cell table:style-name="ce36" office:value-type="date" office:date-value="2020-06-18" calcext:value-type="date">
            <text:p>18/06/20</text:p>
          </table:table-cell>
          <table:table-cell/>
        </table:table-row>
        <table:table-row table:style-name="ro2">
          <table:table-cell table:style-name="ce36" office:value-type="date" office:date-value="2020-06-19" calcext:value-type="date">
            <text:p>19/06/20</text:p>
          </table:table-cell>
          <table:table-cell/>
        </table:table-row>
        <table:table-row table:style-name="ro2">
          <table:table-cell table:style-name="ce36" office:value-type="date" office:date-value="2020-06-20" calcext:value-type="date">
            <text:p>20/06/20</text:p>
          </table:table-cell>
          <table:table-cell/>
        </table:table-row>
        <table:table-row table:style-name="ro2">
          <table:table-cell table:style-name="ce36" office:value-type="date" office:date-value="2020-06-21" calcext:value-type="date">
            <text:p>21/06/20</text:p>
          </table:table-cell>
          <table:table-cell/>
        </table:table-row>
        <table:table-row table:style-name="ro2">
          <table:table-cell table:style-name="ce36" office:value-type="date" office:date-value="2020-06-22" calcext:value-type="date">
            <text:p>22/06/20</text:p>
          </table:table-cell>
          <table:table-cell/>
        </table:table-row>
        <table:table-row table:style-name="ro2">
          <table:table-cell table:style-name="ce36" office:value-type="date" office:date-value="2020-06-23" calcext:value-type="date">
            <text:p>23/06/20</text:p>
          </table:table-cell>
          <table:table-cell/>
        </table:table-row>
        <table:table-row table:style-name="ro2">
          <table:table-cell table:style-name="ce36" office:value-type="date" office:date-value="2020-06-24" calcext:value-type="date">
            <text:p>24/06/20</text:p>
          </table:table-cell>
          <table:table-cell/>
        </table:table-row>
        <table:table-row table:style-name="ro2">
          <table:table-cell table:style-name="ce36" office:value-type="date" office:date-value="2020-06-25" calcext:value-type="date">
            <text:p>25/06/20</text:p>
          </table:table-cell>
          <table:table-cell/>
        </table:table-row>
        <table:table-row table:style-name="ro2">
          <table:table-cell table:style-name="ce36" office:value-type="date" office:date-value="2020-06-26" calcext:value-type="date">
            <text:p>26/06/20</text:p>
          </table:table-cell>
          <table:table-cell/>
        </table:table-row>
        <table:table-row table:style-name="ro2">
          <table:table-cell table:style-name="ce36" office:value-type="date" office:date-value="2020-06-27" calcext:value-type="date">
            <text:p>27/06/20</text:p>
          </table:table-cell>
          <table:table-cell/>
        </table:table-row>
        <table:table-row table:style-name="ro2">
          <table:table-cell table:style-name="ce36" office:value-type="date" office:date-value="2020-06-28" calcext:value-type="date">
            <text:p>28/06/20</text:p>
          </table:table-cell>
          <table:table-cell/>
        </table:table-row>
        <table:table-row table:style-name="ro2">
          <table:table-cell table:style-name="ce36" office:value-type="date" office:date-value="2020-06-29" calcext:value-type="date">
            <text:p>29/06/20</text:p>
          </table:table-cell>
          <table:table-cell/>
        </table:table-row>
        <table:table-row table:style-name="ro2">
          <table:table-cell table:style-name="ce36" office:value-type="date" office:date-value="2020-06-30" calcext:value-type="date">
            <text:p>30/06/20</text:p>
          </table:table-cell>
          <table:table-cell/>
        </table:table-row>
        <table:table-row table:style-name="ro2">
          <table:table-cell table:style-name="ce36" office:value-type="date" office:date-value="2020-07-01" calcext:value-type="date">
            <text:p>01/07/20</text:p>
          </table:table-cell>
          <table:table-cell/>
        </table:table-row>
        <table:table-row table:style-name="ro2">
          <table:table-cell table:style-name="ce36" office:value-type="date" office:date-value="2020-07-02" calcext:value-type="date">
            <text:p>02/07/20</text:p>
          </table:table-cell>
          <table:table-cell/>
        </table:table-row>
        <table:table-row table:style-name="ro2">
          <table:table-cell table:style-name="ce36" office:value-type="date" office:date-value="2020-07-03" calcext:value-type="date">
            <text:p>03/07/20</text:p>
          </table:table-cell>
          <table:table-cell/>
        </table:table-row>
        <table:table-row table:style-name="ro2">
          <table:table-cell table:style-name="ce36" office:value-type="date" office:date-value="2020-07-04" calcext:value-type="date">
            <text:p>04/07/20</text:p>
          </table:table-cell>
          <table:table-cell/>
        </table:table-row>
        <table:table-row table:style-name="ro2">
          <table:table-cell table:style-name="ce36" office:value-type="date" office:date-value="2020-07-05" calcext:value-type="date">
            <text:p>05/07/20</text:p>
          </table:table-cell>
          <table:table-cell/>
        </table:table-row>
        <table:table-row table:style-name="ro2">
          <table:table-cell table:style-name="ce36" office:value-type="date" office:date-value="2020-07-06" calcext:value-type="date">
            <text:p>06/07/20</text:p>
          </table:table-cell>
          <table:table-cell/>
        </table:table-row>
        <table:table-row table:style-name="ro2">
          <table:table-cell table:style-name="ce36" office:value-type="date" office:date-value="2020-07-07" calcext:value-type="date">
            <text:p>07/07/20</text:p>
          </table:table-cell>
          <table:table-cell/>
        </table:table-row>
        <table:table-row table:style-name="ro2">
          <table:table-cell table:style-name="ce36" office:value-type="date" office:date-value="2020-07-08" calcext:value-type="date">
            <text:p>08/07/20</text:p>
          </table:table-cell>
          <table:table-cell/>
        </table:table-row>
        <table:table-row table:style-name="ro2">
          <table:table-cell table:style-name="ce36" office:value-type="date" office:date-value="2020-07-09" calcext:value-type="date">
            <text:p>09/07/20</text:p>
          </table:table-cell>
          <table:table-cell/>
        </table:table-row>
        <table:table-row table:style-name="ro2">
          <table:table-cell table:style-name="ce36" office:value-type="date" office:date-value="2020-07-10" calcext:value-type="date">
            <text:p>10/07/20</text:p>
          </table:table-cell>
          <table:table-cell/>
        </table:table-row>
        <table:table-row table:style-name="ro2">
          <table:table-cell table:style-name="ce36" office:value-type="date" office:date-value="2020-07-11" calcext:value-type="date">
            <text:p>11/07/20</text:p>
          </table:table-cell>
          <table:table-cell/>
        </table:table-row>
        <table:table-row table:style-name="ro2">
          <table:table-cell table:style-name="ce36" office:value-type="date" office:date-value="2020-07-12" calcext:value-type="date">
            <text:p>12/07/20</text:p>
          </table:table-cell>
          <table:table-cell/>
        </table:table-row>
        <table:table-row table:style-name="ro2">
          <table:table-cell table:style-name="ce36" office:value-type="date" office:date-value="2020-07-13" calcext:value-type="date">
            <text:p>13/07/20</text:p>
          </table:table-cell>
          <table:table-cell/>
        </table:table-row>
        <table:table-row table:style-name="ro2">
          <table:table-cell table:style-name="ce36" office:value-type="date" office:date-value="2020-07-14" calcext:value-type="date">
            <text:p>14/07/20</text:p>
          </table:table-cell>
          <table:table-cell/>
        </table:table-row>
        <table:table-row table:style-name="ro2">
          <table:table-cell table:style-name="ce36" office:value-type="date" office:date-value="2020-07-15" calcext:value-type="date">
            <text:p>15/07/20</text:p>
          </table:table-cell>
          <table:table-cell/>
        </table:table-row>
        <table:table-row table:style-name="ro2">
          <table:table-cell table:style-name="ce36" office:value-type="date" office:date-value="2020-07-16" calcext:value-type="date">
            <text:p>16/07/20</text:p>
          </table:table-cell>
          <table:table-cell/>
        </table:table-row>
        <table:table-row table:style-name="ro2">
          <table:table-cell table:style-name="ce36" office:value-type="date" office:date-value="2020-07-17" calcext:value-type="date">
            <text:p>17/07/20</text:p>
          </table:table-cell>
          <table:table-cell/>
        </table:table-row>
        <table:table-row table:style-name="ro2">
          <table:table-cell table:style-name="ce36" office:value-type="date" office:date-value="2020-07-18" calcext:value-type="date">
            <text:p>18/07/20</text:p>
          </table:table-cell>
          <table:table-cell/>
        </table:table-row>
        <table:table-row table:style-name="ro2">
          <table:table-cell table:style-name="ce36" office:value-type="date" office:date-value="2020-07-19" calcext:value-type="date">
            <text:p>19/07/20</text:p>
          </table:table-cell>
          <table:table-cell/>
        </table:table-row>
        <table:table-row table:style-name="ro2">
          <table:table-cell table:style-name="ce36" office:value-type="date" office:date-value="2020-07-20" calcext:value-type="date">
            <text:p>20/07/20</text:p>
          </table:table-cell>
          <table:table-cell/>
        </table:table-row>
        <table:table-row table:style-name="ro2">
          <table:table-cell table:style-name="ce36" office:value-type="date" office:date-value="2020-07-21" calcext:value-type="date">
            <text:p>21/07/20</text:p>
          </table:table-cell>
          <table:table-cell/>
        </table:table-row>
        <table:table-row table:style-name="ro2">
          <table:table-cell table:style-name="ce36" office:value-type="date" office:date-value="2020-07-22" calcext:value-type="date">
            <text:p>22/07/20</text:p>
          </table:table-cell>
          <table:table-cell/>
        </table:table-row>
        <table:table-row table:style-name="ro2">
          <table:table-cell table:style-name="ce36" office:value-type="date" office:date-value="2020-07-23" calcext:value-type="date">
            <text:p>23/07/20</text:p>
          </table:table-cell>
          <table:table-cell/>
        </table:table-row>
        <table:table-row table:style-name="ro2">
          <table:table-cell table:style-name="ce36" office:value-type="date" office:date-value="2020-07-24" calcext:value-type="date">
            <text:p>24/07/20</text:p>
          </table:table-cell>
          <table:table-cell/>
        </table:table-row>
        <table:table-row table:style-name="ro2">
          <table:table-cell table:style-name="ce36" office:value-type="date" office:date-value="2020-07-25" calcext:value-type="date">
            <text:p>25/07/20</text:p>
          </table:table-cell>
          <table:table-cell/>
        </table:table-row>
        <table:table-row table:style-name="ro2">
          <table:table-cell table:style-name="ce36" office:value-type="date" office:date-value="2020-07-26" calcext:value-type="date">
            <text:p>26/07/20</text:p>
          </table:table-cell>
          <table:table-cell/>
        </table:table-row>
        <table:table-row table:style-name="ro2">
          <table:table-cell table:style-name="ce36" office:value-type="date" office:date-value="2020-07-27" calcext:value-type="date">
            <text:p>27/07/20</text:p>
          </table:table-cell>
          <table:table-cell/>
        </table:table-row>
        <table:table-row table:style-name="ro2">
          <table:table-cell table:style-name="ce36" office:value-type="date" office:date-value="2020-07-28" calcext:value-type="date">
            <text:p>28/07/20</text:p>
          </table:table-cell>
          <table:table-cell/>
        </table:table-row>
        <table:table-row table:style-name="ro2">
          <table:table-cell table:style-name="ce36" office:value-type="date" office:date-value="2020-07-29" calcext:value-type="date">
            <text:p>29/07/20</text:p>
          </table:table-cell>
          <table:table-cell/>
        </table:table-row>
        <table:table-row table:style-name="ro2">
          <table:table-cell table:style-name="ce36" office:value-type="date" office:date-value="2020-07-30" calcext:value-type="date">
            <text:p>30/07/20</text:p>
          </table:table-cell>
          <table:table-cell/>
        </table:table-row>
        <table:table-row table:style-name="ro2">
          <table:table-cell table:style-name="ce36" office:value-type="date" office:date-value="2020-07-31" calcext:value-type="date">
            <text:p>31/07/20</text:p>
          </table:table-cell>
          <table:table-cell/>
        </table:table-row>
        <table:table-row table:style-name="ro2">
          <table:table-cell table:style-name="ce36" office:value-type="date" office:date-value="2020-08-01" calcext:value-type="date">
            <text:p>01/08/20</text:p>
          </table:table-cell>
          <table:table-cell/>
        </table:table-row>
        <table:table-row table:style-name="ro2">
          <table:table-cell table:style-name="ce36" office:value-type="date" office:date-value="2020-08-02" calcext:value-type="date">
            <text:p>02/08/20</text:p>
          </table:table-cell>
          <table:table-cell/>
        </table:table-row>
        <table:table-row table:style-name="ro2">
          <table:table-cell table:style-name="ce36" office:value-type="date" office:date-value="2020-08-03" calcext:value-type="date">
            <text:p>03/08/20</text:p>
          </table:table-cell>
          <table:table-cell/>
        </table:table-row>
        <table:table-row table:style-name="ro2">
          <table:table-cell table:style-name="ce36" office:value-type="date" office:date-value="2020-08-04" calcext:value-type="date">
            <text:p>04/08/20</text:p>
          </table:table-cell>
          <table:table-cell/>
        </table:table-row>
        <table:table-row table:style-name="ro2">
          <table:table-cell table:style-name="ce36" office:value-type="date" office:date-value="2020-08-05" calcext:value-type="date">
            <text:p>05/08/20</text:p>
          </table:table-cell>
          <table:table-cell/>
        </table:table-row>
        <table:table-row table:style-name="ro2">
          <table:table-cell table:style-name="ce36" office:value-type="date" office:date-value="2020-08-06" calcext:value-type="date">
            <text:p>06/08/20</text:p>
          </table:table-cell>
          <table:table-cell/>
        </table:table-row>
        <table:table-row table:style-name="ro2">
          <table:table-cell table:style-name="ce36" office:value-type="date" office:date-value="2020-08-07" calcext:value-type="date">
            <text:p>07/08/20</text:p>
          </table:table-cell>
          <table:table-cell/>
        </table:table-row>
        <table:table-row table:style-name="ro2">
          <table:table-cell table:style-name="ce36" office:value-type="date" office:date-value="2020-08-08" calcext:value-type="date">
            <text:p>08/08/20</text:p>
          </table:table-cell>
          <table:table-cell/>
        </table:table-row>
        <table:table-row table:style-name="ro2">
          <table:table-cell table:style-name="ce36" office:value-type="date" office:date-value="2020-08-09" calcext:value-type="date">
            <text:p>09/08/20</text:p>
          </table:table-cell>
          <table:table-cell/>
        </table:table-row>
        <table:table-row table:style-name="ro2">
          <table:table-cell table:style-name="ce36" office:value-type="date" office:date-value="2020-08-10" calcext:value-type="date">
            <text:p>10/08/20</text:p>
          </table:table-cell>
          <table:table-cell/>
        </table:table-row>
        <table:table-row table:style-name="ro2">
          <table:table-cell table:style-name="ce36" office:value-type="date" office:date-value="2020-08-11" calcext:value-type="date">
            <text:p>11/08/20</text:p>
          </table:table-cell>
          <table:table-cell/>
        </table:table-row>
        <table:table-row table:style-name="ro2">
          <table:table-cell table:style-name="ce36" office:value-type="date" office:date-value="2020-08-12" calcext:value-type="date">
            <text:p>12/08/20</text:p>
          </table:table-cell>
          <table:table-cell/>
        </table:table-row>
        <table:table-row table:style-name="ro2">
          <table:table-cell table:style-name="ce36" office:value-type="date" office:date-value="2020-08-13" calcext:value-type="date">
            <text:p>13/08/20</text:p>
          </table:table-cell>
          <table:table-cell/>
        </table:table-row>
        <table:table-row table:style-name="ro2">
          <table:table-cell table:style-name="ce36" office:value-type="date" office:date-value="2020-08-14" calcext:value-type="date">
            <text:p>14/08/20</text:p>
          </table:table-cell>
          <table:table-cell/>
        </table:table-row>
        <table:table-row table:style-name="ro2">
          <table:table-cell table:style-name="ce36" office:value-type="date" office:date-value="2020-08-15" calcext:value-type="date">
            <text:p>15/08/20</text:p>
          </table:table-cell>
          <table:table-cell/>
        </table:table-row>
        <table:table-row table:style-name="ro2">
          <table:table-cell table:style-name="ce36" office:value-type="date" office:date-value="2020-08-16" calcext:value-type="date">
            <text:p>16/08/20</text:p>
          </table:table-cell>
          <table:table-cell/>
        </table:table-row>
        <table:table-row table:style-name="ro2">
          <table:table-cell table:style-name="ce36" office:value-type="date" office:date-value="2020-08-17" calcext:value-type="date">
            <text:p>17/08/20</text:p>
          </table:table-cell>
          <table:table-cell/>
        </table:table-row>
        <table:table-row table:style-name="ro2">
          <table:table-cell table:style-name="ce36" office:value-type="date" office:date-value="2020-08-18" calcext:value-type="date">
            <text:p>18/08/20</text:p>
          </table:table-cell>
          <table:table-cell/>
        </table:table-row>
        <table:table-row table:style-name="ro2">
          <table:table-cell table:style-name="ce36" office:value-type="date" office:date-value="2020-08-19" calcext:value-type="date">
            <text:p>19/08/20</text:p>
          </table:table-cell>
          <table:table-cell/>
        </table:table-row>
        <table:table-row table:style-name="ro2">
          <table:table-cell table:style-name="ce36" office:value-type="date" office:date-value="2020-08-20" calcext:value-type="date">
            <text:p>20/08/20</text:p>
          </table:table-cell>
          <table:table-cell/>
        </table:table-row>
        <table:table-row table:style-name="ro2">
          <table:table-cell table:style-name="ce36" office:value-type="date" office:date-value="2020-08-21" calcext:value-type="date">
            <text:p>21/08/20</text:p>
          </table:table-cell>
          <table:table-cell/>
        </table:table-row>
        <table:table-row table:style-name="ro2">
          <table:table-cell table:style-name="ce36" office:value-type="date" office:date-value="2020-08-22" calcext:value-type="date">
            <text:p>22/08/20</text:p>
          </table:table-cell>
          <table:table-cell/>
        </table:table-row>
        <table:table-row table:style-name="ro2">
          <table:table-cell table:style-name="ce36" office:value-type="date" office:date-value="2020-08-23" calcext:value-type="date">
            <text:p>23/08/20</text:p>
          </table:table-cell>
          <table:table-cell/>
        </table:table-row>
        <table:table-row table:style-name="ro2">
          <table:table-cell table:style-name="ce36" office:value-type="date" office:date-value="2020-08-24" calcext:value-type="date">
            <text:p>24/08/20</text:p>
          </table:table-cell>
          <table:table-cell/>
        </table:table-row>
        <table:table-row table:style-name="ro2">
          <table:table-cell table:style-name="ce36" office:value-type="date" office:date-value="2020-08-25" calcext:value-type="date">
            <text:p>25/08/20</text:p>
          </table:table-cell>
          <table:table-cell/>
        </table:table-row>
        <table:table-row table:style-name="ro2" table:number-rows-repeated="1048418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grafico_14_07" table:style-name="ta1">
        <office:forms form:automatic-focus="false" form:apply-design-mode="false"/>
        <table:shapes>
          <draw:frame draw:z-index="0" draw:style-name="gr1" draw:text-style-name="P1" svg:width="29.655cm" svg:height="16.15cm" svg:x="6.774cm" svg:y="0.452cm">
            <draw:object draw:notify-on-update-of-ranges="grafico_14_07.A2:grafico_14_07.A2 grafico_14_07.A3:grafico_14_07.A115 grafico_14_07.B2:grafico_14_07.B2 grafico_14_07.B3:grafico_14_07.B1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37"/>
        <table:table-row table:style-name="ro2"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Casos</text:p>
          </table:table-cell>
        </table:table-row>
        <table:table-row table:style-name="ro2">
          <table:table-cell table:style-name="ce36" office:value-type="date" office:date-value="2020-03-23" calcext:value-type="date">
            <text:p>23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4" calcext:value-type="date">
            <text:p>24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5" calcext:value-type="date">
            <text:p>25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6" calcext:value-type="date">
            <text:p>26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7" calcext:value-type="date">
            <text:p>27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8" calcext:value-type="date">
            <text:p>28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9" calcext:value-type="date">
            <text:p>29/03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6" office:value-type="date" office:date-value="2020-03-30" calcext:value-type="date">
            <text:p>30/03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6" office:value-type="date" office:date-value="2020-03-31" calcext:value-type="date">
            <text:p>31/03/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36" office:value-type="date" office:date-value="2020-04-01" calcext:value-type="date">
            <text:p>01/04/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6" office:value-type="date" office:date-value="2020-04-02" calcext:value-type="date">
            <text:p>02/04/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6" office:value-type="date" office:date-value="2020-04-03" calcext:value-type="date">
            <text:p>03/04/2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36" office:value-type="date" office:date-value="2020-04-04" calcext:value-type="date">
            <text:p>04/04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6" office:value-type="date" office:date-value="2020-04-05" calcext:value-type="date">
            <text:p>05/04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6" office:value-type="date" office:date-value="2020-04-06" calcext:value-type="date">
            <text:p>06/04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6" office:value-type="date" office:date-value="2020-04-07" calcext:value-type="date">
            <text:p>07/04/2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36" office:value-type="date" office:date-value="2020-04-08" calcext:value-type="date">
            <text:p>08/04/2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36" office:value-type="date" office:date-value="2020-04-09" calcext:value-type="date">
            <text:p>09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6" office:value-type="date" office:date-value="2020-04-10" calcext:value-type="date">
            <text:p>10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6" office:value-type="date" office:date-value="2020-04-11" calcext:value-type="date">
            <text:p>11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6" office:value-type="date" office:date-value="2020-04-12" calcext:value-type="date">
            <text:p>12/04/2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36" office:value-type="date" office:date-value="2020-04-13" calcext:value-type="date">
            <text:p>13/04/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36" office:value-type="date" office:date-value="2020-04-14" calcext:value-type="date">
            <text:p>14/04/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36" office:value-type="date" office:date-value="2020-04-15" calcext:value-type="date">
            <text:p>15/04/2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table:style-name="ce36" office:value-type="date" office:date-value="2020-04-16" calcext:value-type="date">
            <text:p>16/04/20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table:style-name="ce36" office:value-type="date" office:date-value="2020-04-17" calcext:value-type="date">
            <text:p>17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18" calcext:value-type="date">
            <text:p>18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19" calcext:value-type="date">
            <text:p>19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0" calcext:value-type="date">
            <text:p>20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1" calcext:value-type="date">
            <text:p>21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2" calcext:value-type="date">
            <text:p>22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3" calcext:value-type="date">
            <text:p>23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4" calcext:value-type="date">
            <text:p>24/04/2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table:style-name="ce36" office:value-type="date" office:date-value="2020-04-25" calcext:value-type="date">
            <text:p>25/04/2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table:style-name="ce36" office:value-type="date" office:date-value="2020-04-26" calcext:value-type="date">
            <text:p>26/04/2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36" office:value-type="date" office:date-value="2020-04-27" calcext:value-type="date">
            <text:p>27/04/2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36" office:value-type="date" office:date-value="2020-04-28" calcext:value-type="date">
            <text:p>28/04/2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style-name="ce36" office:value-type="date" office:date-value="2020-04-29" calcext:value-type="date">
            <text:p>29/04/2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style-name="ce36" office:value-type="date" office:date-value="2020-04-30" calcext:value-type="date">
            <text:p>30/04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1" calcext:value-type="date">
            <text:p>01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2" calcext:value-type="date">
            <text:p>02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3" calcext:value-type="date">
            <text:p>03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4" calcext:value-type="date">
            <text:p>04/05/2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table:style-name="ce36" office:value-type="date" office:date-value="2020-05-05" calcext:value-type="date">
            <text:p>05/05/20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table:style-name="ce36" office:value-type="date" office:date-value="2020-05-06" calcext:value-type="date">
            <text:p>06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36" office:value-type="date" office:date-value="2020-05-07" calcext:value-type="date">
            <text:p>07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36" office:value-type="date" office:date-value="2020-05-08" calcext:value-type="date">
            <text:p>08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36" office:value-type="date" office:date-value="2020-05-09" calcext:value-type="date">
            <text:p>09/05/20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table:style-name="ce36" office:value-type="date" office:date-value="2020-05-10" calcext:value-type="date">
            <text:p>10/05/20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table:style-name="ce36" office:value-type="date" office:date-value="2020-05-11" calcext:value-type="date">
            <text:p>11/05/20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table:style-name="ce36" office:value-type="date" office:date-value="2020-05-12" calcext:value-type="date">
            <text:p>12/05/20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style-name="ce36" office:value-type="date" office:date-value="2020-05-13" calcext:value-type="date">
            <text:p>13/05/20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table:style-name="ce36" office:value-type="date" office:date-value="2020-05-14" calcext:value-type="date">
            <text:p>14/05/20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style-name="ce36" office:value-type="date" office:date-value="2020-05-15" calcext:value-type="date">
            <text:p>15/05/20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style-name="ce36" office:value-type="date" office:date-value="2020-05-16" calcext:value-type="date">
            <text:p>16/05/20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ce36" office:value-type="date" office:date-value="2020-05-17" calcext:value-type="date">
            <text:p>17/05/2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style-name="ce36" office:value-type="date" office:date-value="2020-05-18" calcext:value-type="date">
            <text:p>18/05/2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style-name="ce36" office:value-type="date" office:date-value="2020-05-19" calcext:value-type="date">
            <text:p>19/05/20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ce36" office:value-type="date" office:date-value="2020-05-20" calcext:value-type="date">
            <text:p>20/05/20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ce36" office:value-type="date" office:date-value="2020-05-21" calcext:value-type="date">
            <text:p>21/05/20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style-name="ce36" office:value-type="date" office:date-value="2020-05-22" calcext:value-type="date">
            <text:p>22/05/20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table:style-name="ce36" office:value-type="date" office:date-value="2020-05-23" calcext:value-type="date">
            <text:p>23/05/20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table:style-name="ce36" office:value-type="date" office:date-value="2020-05-24" calcext:value-type="date">
            <text:p>24/05/20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table:style-name="ce36" office:value-type="date" office:date-value="2020-05-25" calcext:value-type="date">
            <text:p>25/05/20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table:style-name="ce36" office:value-type="date" office:date-value="2020-05-26" calcext:value-type="date">
            <text:p>26/05/20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table:style-name="ce36" office:value-type="date" office:date-value="2020-05-27" calcext:value-type="date">
            <text:p>27/05/20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table:style-name="ce36" office:value-type="date" office:date-value="2020-05-28" calcext:value-type="date">
            <text:p>28/05/20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table:style-name="ce36" office:value-type="date" office:date-value="2020-05-29" calcext:value-type="date">
            <text:p>29/05/20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table:style-name="ce36" office:value-type="date" office:date-value="2020-05-30" calcext:value-type="date">
            <text:p>30/05/20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table:style-name="ce36" office:value-type="date" office:date-value="2020-05-31" calcext:value-type="date">
            <text:p>31/05/20</text:p>
          </table:table-cell>
          <table:table-cell office:value-type="float" office:value="208" calcext:value-type="float">
            <text:p>208</text:p>
          </table:table-cell>
        </table:table-row>
        <table:table-row table:style-name="ro2">
          <table:table-cell table:style-name="ce36" office:value-type="date" office:date-value="2020-06-01" calcext:value-type="date">
            <text:p>01/06/20</text:p>
          </table:table-cell>
          <table:table-cell office:value-type="float" office:value="214" calcext:value-type="float">
            <text:p>214</text:p>
          </table:table-cell>
        </table:table-row>
        <table:table-row table:style-name="ro2">
          <table:table-cell table:style-name="ce36" office:value-type="date" office:date-value="2020-06-02" calcext:value-type="date">
            <text:p>02/06/2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table:style-name="ce36" office:value-type="date" office:date-value="2020-06-03" calcext:value-type="date">
            <text:p>03/06/2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table:style-name="ce36" office:value-type="date" office:date-value="2020-06-04" calcext:value-type="date">
            <text:p>04/06/20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table:style-name="ce36" office:value-type="date" office:date-value="2020-06-05" calcext:value-type="date">
            <text:p>05/06/20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table:style-name="ce36" office:value-type="date" office:date-value="2020-06-06" calcext:value-type="date">
            <text:p>06/06/20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table-cell table:style-name="ce36" office:value-type="date" office:date-value="2020-06-07" calcext:value-type="date">
            <text:p>07/06/20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table:style-name="ce36" office:value-type="date" office:date-value="2020-06-08" calcext:value-type="date">
            <text:p>08/06/20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 table:style-name="ce36" office:value-type="date" office:date-value="2020-06-09" calcext:value-type="date">
            <text:p>09/06/20</text:p>
          </table:table-cell>
          <table:table-cell office:value-type="float" office:value="292" calcext:value-type="float">
            <text:p>292</text:p>
          </table:table-cell>
        </table:table-row>
        <table:table-row table:style-name="ro2">
          <table:table-cell table:style-name="ce36" office:value-type="date" office:date-value="2020-06-10" calcext:value-type="date">
            <text:p>10/06/20</text:p>
          </table:table-cell>
          <table:table-cell office:value-type="float" office:value="322" calcext:value-type="float">
            <text:p>322</text:p>
          </table:table-cell>
        </table:table-row>
        <table:table-row table:style-name="ro2">
          <table:table-cell table:style-name="ce36" office:value-type="date" office:date-value="2020-06-11" calcext:value-type="date">
            <text:p>11/06/20</text:p>
          </table:table-cell>
          <table:table-cell office:value-type="float" office:value="337" calcext:value-type="float">
            <text:p>337</text:p>
          </table:table-cell>
        </table:table-row>
        <table:table-row table:style-name="ro2">
          <table:table-cell table:style-name="ce36" office:value-type="date" office:date-value="2020-06-12" calcext:value-type="date">
            <text:p>12/06/20</text:p>
          </table:table-cell>
          <table:table-cell office:value-type="float" office:value="342" calcext:value-type="float">
            <text:p>342</text:p>
          </table:table-cell>
        </table:table-row>
        <table:table-row table:style-name="ro2">
          <table:table-cell table:style-name="ce36" office:value-type="date" office:date-value="2020-06-13" calcext:value-type="date">
            <text:p>13/06/20</text:p>
          </table:table-cell>
          <table:table-cell office:value-type="float" office:value="349" calcext:value-type="float">
            <text:p>349</text:p>
          </table:table-cell>
        </table:table-row>
        <table:table-row table:style-name="ro2">
          <table:table-cell table:style-name="ce36" office:value-type="date" office:date-value="2020-06-14" calcext:value-type="date">
            <text:p>14/06/20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table:style-name="ce36" office:value-type="date" office:date-value="2020-06-15" calcext:value-type="date">
            <text:p>15/06/20</text:p>
          </table:table-cell>
          <table:table-cell office:value-type="float" office:value="364" calcext:value-type="float">
            <text:p>364</text:p>
          </table:table-cell>
        </table:table-row>
        <table:table-row table:style-name="ro2">
          <table:table-cell table:style-name="ce36" office:value-type="date" office:date-value="2020-06-16" calcext:value-type="date">
            <text:p>16/06/20</text:p>
          </table:table-cell>
          <table:table-cell office:value-type="float" office:value="379" calcext:value-type="float">
            <text:p>379</text:p>
          </table:table-cell>
        </table:table-row>
        <table:table-row table:style-name="ro2">
          <table:table-cell table:style-name="ce36" office:value-type="date" office:date-value="2020-06-17" calcext:value-type="date">
            <text:p>17/06/20</text:p>
          </table:table-cell>
          <table:table-cell office:value-type="float" office:value="406" calcext:value-type="float">
            <text:p>406</text:p>
          </table:table-cell>
        </table:table-row>
        <table:table-row table:style-name="ro2">
          <table:table-cell table:style-name="ce36" office:value-type="date" office:date-value="2020-06-18" calcext:value-type="date">
            <text:p>18/06/20</text:p>
          </table:table-cell>
          <table:table-cell office:value-type="float" office:value="437" calcext:value-type="float">
            <text:p>437</text:p>
          </table:table-cell>
        </table:table-row>
        <table:table-row table:style-name="ro2">
          <table:table-cell table:style-name="ce36" office:value-type="date" office:date-value="2020-06-19" calcext:value-type="date">
            <text:p>19/06/20</text:p>
          </table:table-cell>
          <table:table-cell office:value-type="float" office:value="449" calcext:value-type="float">
            <text:p>449</text:p>
          </table:table-cell>
        </table:table-row>
        <table:table-row table:style-name="ro2">
          <table:table-cell table:style-name="ce36" office:value-type="date" office:date-value="2020-06-20" calcext:value-type="date">
            <text:p>20/06/20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table:style-name="ce36" office:value-type="date" office:date-value="2020-06-21" calcext:value-type="date">
            <text:p>21/06/20</text:p>
          </table:table-cell>
          <table:table-cell office:value-type="float" office:value="488" calcext:value-type="float">
            <text:p>488</text:p>
          </table:table-cell>
        </table:table-row>
        <table:table-row table:style-name="ro2">
          <table:table-cell table:style-name="ce36" office:value-type="date" office:date-value="2020-06-22" calcext:value-type="date">
            <text:p>22/06/20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table-cell table:style-name="ce36" office:value-type="date" office:date-value="2020-06-23" calcext:value-type="date">
            <text:p>23/06/20</text:p>
          </table:table-cell>
          <table:table-cell office:value-type="float" office:value="499" calcext:value-type="float">
            <text:p>499</text:p>
          </table:table-cell>
        </table:table-row>
        <table:table-row table:style-name="ro2">
          <table:table-cell table:style-name="ce36" office:value-type="date" office:date-value="2020-06-24" calcext:value-type="date">
            <text:p>24/06/20</text:p>
          </table:table-cell>
          <table:table-cell office:value-type="float" office:value="509" calcext:value-type="float">
            <text:p>509</text:p>
          </table:table-cell>
        </table:table-row>
        <table:table-row table:style-name="ro2">
          <table:table-cell table:style-name="ce36" office:value-type="date" office:date-value="2020-06-25" calcext:value-type="date">
            <text:p>25/06/20</text:p>
          </table:table-cell>
          <table:table-cell office:value-type="float" office:value="517" calcext:value-type="float">
            <text:p>517</text:p>
          </table:table-cell>
        </table:table-row>
        <table:table-row table:style-name="ro2">
          <table:table-cell table:style-name="ce36" office:value-type="date" office:date-value="2020-06-26" calcext:value-type="date">
            <text:p>26/06/20</text:p>
          </table:table-cell>
          <table:table-cell office:value-type="float" office:value="568" calcext:value-type="float">
            <text:p>568</text:p>
          </table:table-cell>
        </table:table-row>
        <table:table-row table:style-name="ro2">
          <table:table-cell table:style-name="ce36" office:value-type="date" office:date-value="2020-06-27" calcext:value-type="date">
            <text:p>27/06/20</text:p>
          </table:table-cell>
          <table:table-cell office:value-type="float" office:value="582" calcext:value-type="float">
            <text:p>582</text:p>
          </table:table-cell>
        </table:table-row>
        <table:table-row table:style-name="ro2">
          <table:table-cell table:style-name="ce36" office:value-type="date" office:date-value="2020-06-28" calcext:value-type="date">
            <text:p>28/06/20</text:p>
          </table:table-cell>
          <table:table-cell office:value-type="float" office:value="586" calcext:value-type="float">
            <text:p>586</text:p>
          </table:table-cell>
        </table:table-row>
        <table:table-row table:style-name="ro2">
          <table:table-cell table:style-name="ce36" office:value-type="date" office:date-value="2020-06-29" calcext:value-type="date">
            <text:p>29/06/20</text:p>
          </table:table-cell>
          <table:table-cell office:value-type="float" office:value="611" calcext:value-type="float">
            <text:p>611</text:p>
          </table:table-cell>
        </table:table-row>
        <table:table-row table:style-name="ro2">
          <table:table-cell table:style-name="ce36" office:value-type="date" office:date-value="2020-06-30" calcext:value-type="date">
            <text:p>30/06/20</text:p>
          </table:table-cell>
          <table:table-cell office:value-type="float" office:value="616" calcext:value-type="float">
            <text:p>616</text:p>
          </table:table-cell>
        </table:table-row>
        <table:table-row table:style-name="ro2">
          <table:table-cell table:style-name="ce36" office:value-type="date" office:date-value="2020-07-01" calcext:value-type="date">
            <text:p>01/07/20</text:p>
          </table:table-cell>
          <table:table-cell office:value-type="float" office:value="648" calcext:value-type="float">
            <text:p>648</text:p>
          </table:table-cell>
        </table:table-row>
        <table:table-row table:style-name="ro2">
          <table:table-cell table:style-name="ce36" office:value-type="date" office:date-value="2020-07-02" calcext:value-type="date">
            <text:p>02/07/20</text:p>
          </table:table-cell>
          <table:table-cell office:value-type="float" office:value="675" calcext:value-type="float">
            <text:p>675</text:p>
          </table:table-cell>
        </table:table-row>
        <table:table-row table:style-name="ro2">
          <table:table-cell table:style-name="ce36" office:value-type="date" office:date-value="2020-07-03" calcext:value-type="date">
            <text:p>03/07/20</text:p>
          </table:table-cell>
          <table:table-cell office:value-type="float" office:value="692" calcext:value-type="float">
            <text:p>692</text:p>
          </table:table-cell>
        </table:table-row>
        <table:table-row table:style-name="ro2">
          <table:table-cell table:style-name="ce36" office:value-type="date" office:date-value="2020-07-04" calcext:value-type="date">
            <text:p>04/07/20</text:p>
          </table:table-cell>
          <table:table-cell office:value-type="float" office:value="717" calcext:value-type="float">
            <text:p>717</text:p>
          </table:table-cell>
        </table:table-row>
        <table:table-row table:style-name="ro2">
          <table:table-cell table:style-name="ce36" office:value-type="date" office:date-value="2020-07-05" calcext:value-type="date">
            <text:p>05/07/20</text:p>
          </table:table-cell>
          <table:table-cell office:value-type="float" office:value="726" calcext:value-type="float">
            <text:p>726</text:p>
          </table:table-cell>
        </table:table-row>
        <table:table-row table:style-name="ro2">
          <table:table-cell table:style-name="ce36" office:value-type="date" office:date-value="2020-07-06" calcext:value-type="date">
            <text:p>06/07/20</text:p>
          </table:table-cell>
          <table:table-cell office:value-type="float" office:value="735" calcext:value-type="float">
            <text:p>735</text:p>
          </table:table-cell>
        </table:table-row>
        <table:table-row table:style-name="ro2">
          <table:table-cell table:style-name="ce36" office:value-type="date" office:date-value="2020-07-07" calcext:value-type="date">
            <text:p>07/07/20</text:p>
          </table:table-cell>
          <table:table-cell office:value-type="float" office:value="775" calcext:value-type="float">
            <text:p>775</text:p>
          </table:table-cell>
        </table:table-row>
        <table:table-row table:style-name="ro2">
          <table:table-cell table:style-name="ce36" office:value-type="date" office:date-value="2020-07-08" calcext:value-type="date">
            <text:p>08/07/20</text:p>
          </table:table-cell>
          <table:table-cell office:value-type="float" office:value="798" calcext:value-type="float">
            <text:p>798</text:p>
          </table:table-cell>
        </table:table-row>
        <table:table-row table:style-name="ro2">
          <table:table-cell table:style-name="ce36" office:value-type="date" office:date-value="2020-07-09" calcext:value-type="date">
            <text:p>09/07/20</text:p>
          </table:table-cell>
          <table:table-cell office:value-type="float" office:value="824" calcext:value-type="float">
            <text:p>824</text:p>
          </table:table-cell>
        </table:table-row>
        <table:table-row table:style-name="ro2">
          <table:table-cell table:style-name="ce36" office:value-type="date" office:date-value="2020-07-10" calcext:value-type="date">
            <text:p>10/07/20</text:p>
          </table:table-cell>
          <table:table-cell office:value-type="float" office:value="833" calcext:value-type="float">
            <text:p>833</text:p>
          </table:table-cell>
        </table:table-row>
        <table:table-row table:style-name="ro2">
          <table:table-cell table:style-name="ce36" office:value-type="date" office:date-value="2020-07-11" calcext:value-type="date">
            <text:p>11/07/20</text:p>
          </table:table-cell>
          <table:table-cell office:value-type="float" office:value="870" calcext:value-type="float">
            <text:p>870</text:p>
          </table:table-cell>
        </table:table-row>
        <table:table-row table:style-name="ro2">
          <table:table-cell table:style-name="ce36" office:value-type="date" office:date-value="2020-07-12" calcext:value-type="date">
            <text:p>12/07/20</text:p>
          </table:table-cell>
          <table:table-cell office:value-type="float" office:value="881" calcext:value-type="float">
            <text:p>881</text:p>
          </table:table-cell>
        </table:table-row>
        <table:table-row table:style-name="ro2">
          <table:table-cell table:style-name="ce36" office:value-type="date" office:date-value="2020-07-13" calcext:value-type="date">
            <text:p>13/07/20</text:p>
          </table:table-cell>
          <table:table-cell office:value-type="float" office:value="913" calcext:value-type="float">
            <text:p>913</text:p>
          </table:table-cell>
        </table:table-row>
        <table:table-row table:style-name="ro2">
          <table:table-cell table:style-name="ce36" office:value-type="date" office:date-value="2020-07-14" calcext:value-type="date">
            <text:p>14/07/20</text:p>
          </table:table-cell>
          <table:table-cell office:value-type="float" office:value="945" calcext:value-type="float">
            <text:p>945</text:p>
          </table:table-cell>
        </table:table-row>
        <table:table-row table:style-name="ro2">
          <table:table-cell table:style-name="ce36" office:value-type="date" office:date-value="2020-07-15" calcext:value-type="date">
            <text:p>15/07/20</text:p>
          </table:table-cell>
          <table:table-cell/>
        </table:table-row>
        <table:table-row table:style-name="ro2">
          <table:table-cell table:style-name="ce36" office:value-type="date" office:date-value="2020-07-16" calcext:value-type="date">
            <text:p>16/07/20</text:p>
          </table:table-cell>
          <table:table-cell/>
        </table:table-row>
        <table:table-row table:style-name="ro2">
          <table:table-cell table:style-name="ce36" office:value-type="date" office:date-value="2020-07-17" calcext:value-type="date">
            <text:p>17/07/20</text:p>
          </table:table-cell>
          <table:table-cell/>
        </table:table-row>
        <table:table-row table:style-name="ro2">
          <table:table-cell table:style-name="ce36" office:value-type="date" office:date-value="2020-07-18" calcext:value-type="date">
            <text:p>18/07/20</text:p>
          </table:table-cell>
          <table:table-cell/>
        </table:table-row>
        <table:table-row table:style-name="ro2">
          <table:table-cell table:style-name="ce36" office:value-type="date" office:date-value="2020-07-19" calcext:value-type="date">
            <text:p>19/07/20</text:p>
          </table:table-cell>
          <table:table-cell/>
        </table:table-row>
        <table:table-row table:style-name="ro2">
          <table:table-cell table:style-name="ce36" office:value-type="date" office:date-value="2020-07-20" calcext:value-type="date">
            <text:p>20/07/20</text:p>
          </table:table-cell>
          <table:table-cell/>
        </table:table-row>
        <table:table-row table:style-name="ro2">
          <table:table-cell table:style-name="ce36" office:value-type="date" office:date-value="2020-07-21" calcext:value-type="date">
            <text:p>21/07/20</text:p>
          </table:table-cell>
          <table:table-cell/>
        </table:table-row>
        <table:table-row table:style-name="ro2">
          <table:table-cell table:style-name="ce36" office:value-type="date" office:date-value="2020-07-22" calcext:value-type="date">
            <text:p>22/07/20</text:p>
          </table:table-cell>
          <table:table-cell/>
        </table:table-row>
        <table:table-row table:style-name="ro2">
          <table:table-cell table:style-name="ce36" office:value-type="date" office:date-value="2020-07-23" calcext:value-type="date">
            <text:p>23/07/20</text:p>
          </table:table-cell>
          <table:table-cell/>
        </table:table-row>
        <table:table-row table:style-name="ro2">
          <table:table-cell table:style-name="ce36" office:value-type="date" office:date-value="2020-07-24" calcext:value-type="date">
            <text:p>24/07/20</text:p>
          </table:table-cell>
          <table:table-cell/>
        </table:table-row>
        <table:table-row table:style-name="ro2">
          <table:table-cell table:style-name="ce36" office:value-type="date" office:date-value="2020-07-25" calcext:value-type="date">
            <text:p>25/07/20</text:p>
          </table:table-cell>
          <table:table-cell/>
        </table:table-row>
        <table:table-row table:style-name="ro2">
          <table:table-cell table:style-name="ce36" office:value-type="date" office:date-value="2020-07-26" calcext:value-type="date">
            <text:p>26/07/20</text:p>
          </table:table-cell>
          <table:table-cell/>
        </table:table-row>
        <table:table-row table:style-name="ro2">
          <table:table-cell table:style-name="ce36" office:value-type="date" office:date-value="2020-07-27" calcext:value-type="date">
            <text:p>27/07/20</text:p>
          </table:table-cell>
          <table:table-cell/>
        </table:table-row>
        <table:table-row table:style-name="ro2">
          <table:table-cell table:style-name="ce36" office:value-type="date" office:date-value="2020-07-28" calcext:value-type="date">
            <text:p>28/07/20</text:p>
          </table:table-cell>
          <table:table-cell/>
        </table:table-row>
        <table:table-row table:style-name="ro2">
          <table:table-cell table:style-name="ce36" office:value-type="date" office:date-value="2020-07-29" calcext:value-type="date">
            <text:p>29/07/20</text:p>
          </table:table-cell>
          <table:table-cell/>
        </table:table-row>
        <table:table-row table:style-name="ro2">
          <table:table-cell table:style-name="ce36" office:value-type="date" office:date-value="2020-07-30" calcext:value-type="date">
            <text:p>30/07/20</text:p>
          </table:table-cell>
          <table:table-cell/>
        </table:table-row>
        <table:table-row table:style-name="ro2">
          <table:table-cell table:style-name="ce36" office:value-type="date" office:date-value="2020-07-31" calcext:value-type="date">
            <text:p>31/07/20</text:p>
          </table:table-cell>
          <table:table-cell/>
        </table:table-row>
        <table:table-row table:style-name="ro2">
          <table:table-cell table:style-name="ce36" office:value-type="date" office:date-value="2020-08-01" calcext:value-type="date">
            <text:p>01/08/20</text:p>
          </table:table-cell>
          <table:table-cell/>
        </table:table-row>
        <table:table-row table:style-name="ro2">
          <table:table-cell table:style-name="ce36" office:value-type="date" office:date-value="2020-08-02" calcext:value-type="date">
            <text:p>02/08/20</text:p>
          </table:table-cell>
          <table:table-cell/>
        </table:table-row>
        <table:table-row table:style-name="ro2">
          <table:table-cell table:style-name="ce36" office:value-type="date" office:date-value="2020-08-03" calcext:value-type="date">
            <text:p>03/08/20</text:p>
          </table:table-cell>
          <table:table-cell/>
        </table:table-row>
        <table:table-row table:style-name="ro2">
          <table:table-cell table:style-name="ce36" office:value-type="date" office:date-value="2020-08-04" calcext:value-type="date">
            <text:p>04/08/20</text:p>
          </table:table-cell>
          <table:table-cell/>
        </table:table-row>
        <table:table-row table:style-name="ro2">
          <table:table-cell table:style-name="ce36" office:value-type="date" office:date-value="2020-08-05" calcext:value-type="date">
            <text:p>05/08/20</text:p>
          </table:table-cell>
          <table:table-cell/>
        </table:table-row>
        <table:table-row table:style-name="ro2">
          <table:table-cell table:style-name="ce36" office:value-type="date" office:date-value="2020-08-06" calcext:value-type="date">
            <text:p>06/08/20</text:p>
          </table:table-cell>
          <table:table-cell/>
        </table:table-row>
        <table:table-row table:style-name="ro2">
          <table:table-cell table:style-name="ce36" office:value-type="date" office:date-value="2020-08-07" calcext:value-type="date">
            <text:p>07/08/20</text:p>
          </table:table-cell>
          <table:table-cell/>
        </table:table-row>
        <table:table-row table:style-name="ro2">
          <table:table-cell table:style-name="ce36" office:value-type="date" office:date-value="2020-08-08" calcext:value-type="date">
            <text:p>08/08/20</text:p>
          </table:table-cell>
          <table:table-cell/>
        </table:table-row>
        <table:table-row table:style-name="ro2">
          <table:table-cell table:style-name="ce36" office:value-type="date" office:date-value="2020-08-09" calcext:value-type="date">
            <text:p>09/08/20</text:p>
          </table:table-cell>
          <table:table-cell/>
        </table:table-row>
        <table:table-row table:style-name="ro2">
          <table:table-cell table:style-name="ce36" office:value-type="date" office:date-value="2020-08-10" calcext:value-type="date">
            <text:p>10/08/20</text:p>
          </table:table-cell>
          <table:table-cell/>
        </table:table-row>
        <table:table-row table:style-name="ro2">
          <table:table-cell table:style-name="ce36" office:value-type="date" office:date-value="2020-08-11" calcext:value-type="date">
            <text:p>11/08/20</text:p>
          </table:table-cell>
          <table:table-cell/>
        </table:table-row>
        <table:table-row table:style-name="ro2">
          <table:table-cell table:style-name="ce36" office:value-type="date" office:date-value="2020-08-12" calcext:value-type="date">
            <text:p>12/08/20</text:p>
          </table:table-cell>
          <table:table-cell/>
        </table:table-row>
        <table:table-row table:style-name="ro2">
          <table:table-cell table:style-name="ce36" office:value-type="date" office:date-value="2020-08-13" calcext:value-type="date">
            <text:p>13/08/20</text:p>
          </table:table-cell>
          <table:table-cell/>
        </table:table-row>
        <table:table-row table:style-name="ro2">
          <table:table-cell table:style-name="ce36" office:value-type="date" office:date-value="2020-08-14" calcext:value-type="date">
            <text:p>14/08/20</text:p>
          </table:table-cell>
          <table:table-cell/>
        </table:table-row>
        <table:table-row table:style-name="ro2">
          <table:table-cell table:style-name="ce36" office:value-type="date" office:date-value="2020-08-15" calcext:value-type="date">
            <text:p>15/08/20</text:p>
          </table:table-cell>
          <table:table-cell/>
        </table:table-row>
        <table:table-row table:style-name="ro2">
          <table:table-cell table:style-name="ce36" office:value-type="date" office:date-value="2020-08-16" calcext:value-type="date">
            <text:p>16/08/20</text:p>
          </table:table-cell>
          <table:table-cell/>
        </table:table-row>
        <table:table-row table:style-name="ro2">
          <table:table-cell table:style-name="ce36" office:value-type="date" office:date-value="2020-08-17" calcext:value-type="date">
            <text:p>17/08/20</text:p>
          </table:table-cell>
          <table:table-cell/>
        </table:table-row>
        <table:table-row table:style-name="ro2">
          <table:table-cell table:style-name="ce36" office:value-type="date" office:date-value="2020-08-18" calcext:value-type="date">
            <text:p>18/08/20</text:p>
          </table:table-cell>
          <table:table-cell/>
        </table:table-row>
        <table:table-row table:style-name="ro2">
          <table:table-cell table:style-name="ce36" office:value-type="date" office:date-value="2020-08-19" calcext:value-type="date">
            <text:p>19/08/20</text:p>
          </table:table-cell>
          <table:table-cell/>
        </table:table-row>
        <table:table-row table:style-name="ro2">
          <table:table-cell table:style-name="ce36" office:value-type="date" office:date-value="2020-08-20" calcext:value-type="date">
            <text:p>20/08/20</text:p>
          </table:table-cell>
          <table:table-cell/>
        </table:table-row>
        <table:table-row table:style-name="ro2">
          <table:table-cell table:style-name="ce36" office:value-type="date" office:date-value="2020-08-21" calcext:value-type="date">
            <text:p>21/08/20</text:p>
          </table:table-cell>
          <table:table-cell/>
        </table:table-row>
        <table:table-row table:style-name="ro2">
          <table:table-cell table:style-name="ce36" office:value-type="date" office:date-value="2020-08-22" calcext:value-type="date">
            <text:p>22/08/20</text:p>
          </table:table-cell>
          <table:table-cell/>
        </table:table-row>
        <table:table-row table:style-name="ro2">
          <table:table-cell table:style-name="ce36" office:value-type="date" office:date-value="2020-08-23" calcext:value-type="date">
            <text:p>23/08/20</text:p>
          </table:table-cell>
          <table:table-cell/>
        </table:table-row>
        <table:table-row table:style-name="ro2">
          <table:table-cell table:style-name="ce36" office:value-type="date" office:date-value="2020-08-24" calcext:value-type="date">
            <text:p>24/08/20</text:p>
          </table:table-cell>
          <table:table-cell/>
        </table:table-row>
        <table:table-row table:style-name="ro2">
          <table:table-cell table:style-name="ce36" office:value-type="date" office:date-value="2020-08-25" calcext:value-type="date">
            <text:p>25/08/20</text:p>
          </table:table-cell>
          <table:table-cell/>
        </table:table-row>
        <table:table-row table:style-name="ro2" table:number-rows-repeated="1048418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/00/0000</text:date>, <text:time style:data-style-name="N2" text:time-value="21:16:15.58304168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7T06:37:12.953928991</meta:creation-date>
    <dc:date>2020-07-14T22:16:35.643606880</dc:date>
    <meta:editing-duration>P8DT7H54M58S</meta:editing-duration>
    <meta:editing-cycles>139</meta:editing-cycles>
    <meta:generator>LibreOffice/6.4.3.2$Linux_X86_64 LibreOffice_project/40$Build-2</meta:generator>
    <meta:document-statistic meta:table-count="3" meta:cell-count="2666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656cm" svg:height="16.151cm" xlink:href=".." xlink:type="simple" chart:class="chart:bar" chart:style-name="ch1">
        <chart:legend chart:legend-position="end" svg:x="28.716cm" svg:y="7.776cm" style:legend-expansion="high" chart:style-name="ch2"/>
        <chart:plot-area chart:style-name="ch3" table:cell-range-address="grafico_30_05_2020.A2:grafico_30_05_2020.B69" chart:data-source-has-labels="both" svg:x="0.593cm" svg:y="0.323cm" svg:width="27.53cm" svg:height="15.505cm">
          <chartooo:coordinate-region svg:x="1.397cm" svg:y="0.522cm" svg:width="26.723cm" svg:height="14.659cm"/>
          <chart:axis chart:dimension="x" chart:name="primary-x" chart:style-name="ch4" chartooo:axis-type="auto">
            <chartooo:date-scale/>
            <chart:categories table:cell-range-address="grafico_30_05_2020.A3:grafico_30_05_2020.A6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_30_05_2020.B3:grafico_30_05_2020.B69" chart:label-cell-address="grafico_30_05_2020.B2:grafico_30_05_2020.B2" chart:class="chart:bar">
            <chart:data-point chart:repeated="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grafico_30_05_2020.B2:grafico_30_05_2020.B2</svg:desc>
                </draw:g>
              </table:table-cell>
            </table:table-row>
          </table:table-header-rows>
          <table:table-rows>
            <table:table-row>
              <table:table-cell office:value-type="float" office:value="43914">
                <text:p>43914</text:p>
                <draw:g>
                  <svg:desc>grafico_30_05_2020.A3:grafico_30_05_2020.A69</svg:desc>
                </draw:g>
              </table:table-cell>
              <table:table-cell office:value-type="float" office:value="0">
                <text:p>0</text:p>
                <draw:g>
                  <svg:desc>grafico_30_05_2020.B3:grafico_30_05_2020.B69</svg:desc>
                </draw:g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29">
                <text:p>1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656cm" svg:height="16.151cm" xlink:href=".." xlink:type="simple" chart:class="chart:bar" chart:style-name="ch1">
        <chart:legend chart:legend-position="end" svg:x="28.716cm" svg:y="7.776cm" style:legend-expansion="high" chart:style-name="ch2"/>
        <chart:plot-area chart:style-name="ch3" table:cell-range-address="grafico_14_07.A2:grafico_14_07.B115" chart:data-source-has-labels="both" svg:x="0.593cm" svg:y="0.323cm" svg:width="27.53cm" svg:height="15.505cm">
          <chartooo:coordinate-region svg:x="1.4cm" svg:y="0.522cm" svg:width="25.994cm" svg:height="14.659cm"/>
          <chart:axis chart:dimension="x" chart:name="primary-x" chart:style-name="ch4" chartooo:axis-type="auto">
            <chartooo:date-scale/>
            <chart:categories table:cell-range-address="grafico_14_07.A3:grafico_14_07.A1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_14_07.B3:grafico_14_07.B115" chart:label-cell-address="grafico_14_07.B2:grafico_14_07.B2" chart:class="chart:bar">
            <chart:data-point chart:repeated="65"/>
            <chart:data-point chart:style-name="ch8"/>
            <chart:data-point chart:repeated="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grafico_14_07.B2:grafico_14_07.B2</svg:desc>
                </draw:g>
              </table:table-cell>
            </table:table-row>
          </table:table-header-rows>
          <table:table-rows>
            <table:table-row>
              <table:table-cell office:value-type="float" office:value="43914">
                <text:p>43914</text:p>
                <draw:g>
                  <svg:desc>grafico_14_07.A3:grafico_14_07.A115</svg:desc>
                </draw:g>
              </table:table-cell>
              <table:table-cell office:value-type="float" office:value="0">
                <text:p>0</text:p>
                <draw:g>
                  <svg:desc>grafico_14_07.B3:grafico_14_07.B115</svg:desc>
                </draw:g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945">
                <text:p>9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